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ortstaette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dresse</text:p>
          </table:table-cell>
          <table:table-cell office:value-type="string" table:style-name="ce1">
            <text:p>typ</text:p>
          </table:table-cell>
          <table:table-cell office:value-type="string" table:style-name="ce1">
            <text:p>gruppe</text:p>
          </table:table-cell>
          <table:table-cell office:value-type="string" table:style-name="ce1">
            <text:p>l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icon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lettergarten Roßfall (ÖAV)</text:p>
          </table:table-cell>
          <table:table-cell office:value-type="string" table:style-name="ce1">
            <text:p>Höttinger Alm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364655117" table:style-name="ce1">
            <text:p>11.36465512</text:p>
          </table:table-cell>
          <table:table-cell office:value-type="float" office:value="47.296369260000098" table:style-name="ce1">
            <text:p>47.29636926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lettergarten Mühlauer Klamm</text:p>
          </table:table-cell>
          <table:table-cell office:value-type="string" table:style-name="ce1">
            <text:p>Rechenhofweg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415853409" table:style-name="ce1">
            <text:p>11.41585341</text:p>
          </table:table-cell>
          <table:table-cell office:value-type="float" office:value="47.291733049000101" table:style-name="ce1">
            <text:p>47.29173305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lettergarten Mühlauer Klamm</text:p>
          </table:table-cell>
          <table:table-cell office:value-type="string" table:style-name="ce1">
            <text:p>Rechenhofweg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414975950000001" table:style-name="ce1">
            <text:p>11.41497595</text:p>
          </table:table-cell>
          <table:table-cell office:value-type="float" office:value="47.291621558000003" table:style-name="ce1">
            <text:p>47.29162156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andeshauptschießstand Arzl</text:p>
          </table:table-cell>
          <table:table-cell office:value-type="string" table:style-name="ce1">
            <text:p>Eggenwaldweg 60</text:p>
          </table:table-cell>
          <table:table-cell office:value-type="string" table:style-name="ce1">
            <text:p>Schießstand</text:p>
          </table:table-cell>
          <table:table-cell office:value-type="string" table:style-name="ce1">
            <text:p>Sonstiges</text:p>
          </table:table-cell>
          <table:table-cell office:value-type="float" office:value="11.427154455" table:style-name="ce1">
            <text:p>11.42715446</text:p>
          </table:table-cell>
          <table:table-cell office:value-type="float" office:value="47.289956297000103" table:style-name="ce1">
            <text:p>47.2899563</text:p>
          </table:table-cell>
          <table:table-cell office:value-type="string" table:style-name="ce1">
            <text:p>gewehrschiessen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pielplatz Arzler Schießstand</text:p>
          </table:table-cell>
          <table:table-cell office:value-type="string" table:style-name="ce1">
            <text:p>Eggenwaldweg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24751415000101" table:style-name="ce1">
            <text:p>11.42475142</text:p>
          </table:table-cell>
          <table:table-cell office:value-type="float" office:value="47.289429038999998" table:style-name="ce1">
            <text:p>47.2894290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pielplatz Arzler Schießstand</text:p>
          </table:table-cell>
          <table:table-cell office:value-type="string" table:style-name="ce1">
            <text:p>Eggenwaldweg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24681349" table:style-name="ce1">
            <text:p>11.42468135</text:p>
          </table:table-cell>
          <table:table-cell office:value-type="float" office:value="47.289171096000103" table:style-name="ce1">
            <text:p>47.2891711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tnessparkour Fit 2000 Hungerburg</text:p>
          </table:table-cell>
          <table:table-cell office:value-type="string" table:style-name="ce1">
            <text:p>Hungerburgweg</text:p>
          </table:table-cell>
          <table:table-cell office:value-type="string" table:style-name="ce1">
            <text:p>Fitnessparkour</text:p>
          </table:table-cell>
          <table:table-cell office:value-type="string" table:style-name="ce1">
            <text:p>Fitness/Klettern</text:p>
          </table:table-cell>
          <table:table-cell office:value-type="float" office:value="11.397648771" table:style-name="ce1">
            <text:p>11.39764877</text:p>
          </table:table-cell>
          <table:table-cell office:value-type="float" office:value="47.286872561000102" table:style-name="ce1">
            <text:p>47.28687256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pielplatz Hungerburg</text:p>
          </table:table-cell>
          <table:table-cell office:value-type="string" table:style-name="ce1">
            <text:p>Gramart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94771312" table:style-name="ce1">
            <text:p>11.39477131</text:p>
          </table:table-cell>
          <table:table-cell office:value-type="float" office:value="47.286657939000101" table:style-name="ce1">
            <text:p>47.2866579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nnisplätze Hungerburg</text:p>
          </table:table-cell>
          <table:table-cell office:value-type="string" table:style-name="ce1">
            <text:p>Gramartstraße 23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937202610001" table:style-name="ce1">
            <text:p>11.39372026</text:p>
          </table:table-cell>
          <table:table-cell office:value-type="float" office:value="47.284982743999997" table:style-name="ce1">
            <text:p>47.28498274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porthalle VS Arzl</text:p>
          </table:table-cell>
          <table:table-cell office:value-type="string" table:style-name="ce1">
            <text:p>Framsweg 19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6270954000101" table:style-name="ce1">
            <text:p>11.42627095</text:p>
          </table:table-cell>
          <table:table-cell office:value-type="float" office:value="47.284730911000104" table:style-name="ce1">
            <text:p>47.2847309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nnisplätze Hungerburg</text:p>
          </table:table-cell>
          <table:table-cell office:value-type="string" table:style-name="ce1">
            <text:p>Gramartstraße 23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93492636000101" table:style-name="ce1">
            <text:p>11.39349264</text:p>
          </table:table-cell>
          <table:table-cell office:value-type="float" office:value="47.284917392000096" table:style-name="ce1">
            <text:p>47.2849173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nnisplätze Hungerburg</text:p>
          </table:table-cell>
          <table:table-cell office:value-type="string" table:style-name="ce1">
            <text:p>Gramartstraße 23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93912518" table:style-name="ce1">
            <text:p>11.39391252</text:p>
          </table:table-cell>
          <table:table-cell office:value-type="float" office:value="47.284671916000001" table:style-name="ce1">
            <text:p>47.2846719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ennisplätze Hungerburg</text:p>
          </table:table-cell>
          <table:table-cell office:value-type="string" table:style-name="ce1">
            <text:p>Gramartstraße 23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93686453999999" table:style-name="ce1">
            <text:p>11.39368645</text:p>
          </table:table-cell>
          <table:table-cell office:value-type="float" office:value="47.284607131000001" table:style-name="ce1">
            <text:p>47.2846071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porthalle VS Mühlau</text:p>
          </table:table-cell>
          <table:table-cell office:value-type="string" table:style-name="ce1">
            <text:p>Hauptplatz 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21155020001" table:style-name="ce1">
            <text:p>11.4121155</text:p>
          </table:table-cell>
          <table:table-cell office:value-type="float" office:value="47.283738190000101" table:style-name="ce1">
            <text:p>47.28373819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portplatz Mühlenweg</text:p>
          </table:table-cell>
          <table:table-cell office:value-type="string" table:style-name="ce1">
            <text:p>Mühlenweg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153060100001" table:style-name="ce1">
            <text:p>11.41530601</text:p>
          </table:table-cell>
          <table:table-cell office:value-type="float" office:value="47.283270794000003" table:style-name="ce1">
            <text:p>47.2832707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portplatz Mühlenweg</text:p>
          </table:table-cell>
          <table:table-cell office:value-type="string" table:style-name="ce1">
            <text:p>Mühlenweg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414924739000099" table:style-name="ce1">
            <text:p>11.41492474</text:p>
          </table:table-cell>
          <table:table-cell office:value-type="float" office:value="47.2832541000001" table:style-name="ce1">
            <text:p>47.2832541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pielplatz Gramartwiese</text:p>
          </table:table-cell>
          <table:table-cell office:value-type="string" table:style-name="ce1">
            <text:p>Gramart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77228997" table:style-name="ce1">
            <text:p>11.377229</text:p>
          </table:table-cell>
          <table:table-cell office:value-type="float" office:value="47.282792707000098" table:style-name="ce1">
            <text:p>47.28279271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Klettergarten Höttinger Steinbruch (ÖAV)</text:p>
          </table:table-cell>
          <table:table-cell office:value-type="string" table:style-name="ce1">
            <text:p>Höhenstraße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394337614000101" table:style-name="ce1">
            <text:p>11.39433761</text:p>
          </table:table-cell>
          <table:table-cell office:value-type="float" office:value="47.282198208000104" table:style-name="ce1">
            <text:p>47.28219821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pielplatz Jugendwohnheim Schwedenhaus</text:p>
          </table:table-cell>
          <table:table-cell office:value-type="string" table:style-name="ce1">
            <text:p>Rennweg 17b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993704820001" table:style-name="ce1">
            <text:p>11.39937048</text:p>
          </table:table-cell>
          <table:table-cell office:value-type="float" office:value="47.277247742999997" table:style-name="ce1">
            <text:p>47.2772477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portanlage BHAK/BHAS Innsbruck</text:p>
          </table:table-cell>
          <table:table-cell office:value-type="string" table:style-name="ce1">
            <text:p>Karl-Schönherr-Straße 2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00186834000101" table:style-name="ce1">
            <text:p>11.40018683</text:p>
          </table:table-cell>
          <table:table-cell office:value-type="float" office:value="47.276217985000102" table:style-name="ce1">
            <text:p>47.27621799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porthalle VS Neuarzl</text:p>
          </table:table-cell>
          <table:table-cell office:value-type="string" table:style-name="ce1">
            <text:p>Rotadlerstraße 10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36514173999999" table:style-name="ce1">
            <text:p>11.43651417</text:p>
          </table:table-cell>
          <table:table-cell office:value-type="float" office:value="47.275218014000103" table:style-name="ce1">
            <text:p>47.2752180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porthalle VS Neuarzl</text:p>
          </table:table-cell>
          <table:table-cell office:value-type="string" table:style-name="ce1">
            <text:p>Rotadlerstraße 10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36285652" table:style-name="ce1">
            <text:p>11.43628565</text:p>
          </table:table-cell>
          <table:table-cell office:value-type="float" office:value="47.275174188000101" table:style-name="ce1">
            <text:p>47.27517419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pielplatz Schützenstraße</text:p>
          </table:table-cell>
          <table:table-cell office:value-type="string" table:style-name="ce1">
            <text:p>Schützen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35498936" table:style-name="ce1">
            <text:p>11.43549894</text:p>
          </table:table-cell>
          <table:table-cell office:value-type="float" office:value="47.274680840000002" table:style-name="ce1">
            <text:p>47.2746808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pielplatz Reichenauerpromenade</text:p>
          </table:table-cell>
          <table:table-cell office:value-type="string" table:style-name="ce1">
            <text:p>Reichenauer Straße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26741491" table:style-name="ce1">
            <text:p>11.42674149</text:p>
          </table:table-cell>
          <table:table-cell office:value-type="float" office:value="47.274870830000097" table:style-name="ce1">
            <text:p>47.27487083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pielplatz Reichenauerpromenade</text:p>
          </table:table-cell>
          <table:table-cell office:value-type="string" table:style-name="ce1">
            <text:p>Reichenauer Straße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427304843000099" table:style-name="ce1">
            <text:p>11.42730484</text:p>
          </table:table-cell>
          <table:table-cell office:value-type="float" office:value="47.274694398000101" table:style-name="ce1">
            <text:p>47.2746944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pielplatz Grüngürtel Reichenau Ost</text:p>
          </table:table-cell>
          <table:table-cell office:value-type="string" table:style-name="ce1">
            <text:p>Roßbach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22362840000099" table:style-name="ce1">
            <text:p>11.42236284</text:p>
          </table:table-cell>
          <table:table-cell office:value-type="float" office:value="47.274699435999999" table:style-name="ce1">
            <text:p>47.2746994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pielplatz Reichenauerpromenade</text:p>
          </table:table-cell>
          <table:table-cell office:value-type="string" table:style-name="ce1">
            <text:p>Reichenauer Straße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428054316000001" table:style-name="ce1">
            <text:p>11.42805432</text:p>
          </table:table-cell>
          <table:table-cell office:value-type="float" office:value="47.2743626930001" table:style-name="ce1">
            <text:p>47.27436269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pielplatz Kärntner Park</text:p>
          </table:table-cell>
          <table:table-cell office:value-type="string" table:style-name="ce1">
            <text:p>Kärntner 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131901160001" table:style-name="ce1">
            <text:p>11.41319012</text:p>
          </table:table-cell>
          <table:table-cell office:value-type="float" office:value="47.2743084190001" table:style-name="ce1">
            <text:p>47.2743084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2578451" table:style-name="ce1">
            <text:p>11.42578451</text:p>
          </table:table-cell>
          <table:table-cell office:value-type="float" office:value="47.274143307000003" table:style-name="ce1">
            <text:p>47.2741433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58071730001" table:style-name="ce1">
            <text:p>11.42580717</text:p>
          </table:table-cell>
          <table:table-cell office:value-type="float" office:value="47.273741191000099" table:style-name="ce1">
            <text:p>47.2737411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portanlage NMS Reichenau</text:p>
          </table:table-cell>
          <table:table-cell office:value-type="string" table:style-name="ce1">
            <text:p>Burghard-Breitner-Straße 20-22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25121022000001" table:style-name="ce1">
            <text:p>11.42512102</text:p>
          </table:table-cell>
          <table:table-cell office:value-type="float" office:value="47.273612514" table:style-name="ce1">
            <text:p>47.27361251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portanlage NMS Reichenau</text:p>
          </table:table-cell>
          <table:table-cell office:value-type="string" table:style-name="ce1">
            <text:p>Burghard-Breitner-Straße 20-22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24768528000101" table:style-name="ce1">
            <text:p>11.42476853</text:p>
          </table:table-cell>
          <table:table-cell office:value-type="float" office:value="47.273635001000102" table:style-name="ce1">
            <text:p>47.273635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portanlage NMS Reichenau</text:p>
          </table:table-cell>
          <table:table-cell office:value-type="string" table:style-name="ce1">
            <text:p>Burghard-Breitner-Straße 20-22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24773283" table:style-name="ce1">
            <text:p>11.42477328</text:p>
          </table:table-cell>
          <table:table-cell office:value-type="float" office:value="47.273423919999999" table:style-name="ce1">
            <text:p>47.27342392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7253035" table:style-name="ce1">
            <text:p>11.42725304</text:p>
          </table:table-cell>
          <table:table-cell office:value-type="float" office:value="47.273333351000097" table:style-name="ce1">
            <text:p>47.2733333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7028467000101" table:style-name="ce1">
            <text:p>11.42702847</text:p>
          </table:table-cell>
          <table:table-cell office:value-type="float" office:value="47.273331994999999" table:style-name="ce1">
            <text:p>47.27333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6803427999999" table:style-name="ce1">
            <text:p>11.42680343</text:p>
          </table:table-cell>
          <table:table-cell office:value-type="float" office:value="47.273330618999999" table:style-name="ce1">
            <text:p>47.2733306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6578391" table:style-name="ce1">
            <text:p>11.42657839</text:p>
          </table:table-cell>
          <table:table-cell office:value-type="float" office:value="47.273329244000102" table:style-name="ce1">
            <text:p>47.27332924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6350374" table:style-name="ce1">
            <text:p>11.42635037</text:p>
          </table:table-cell>
          <table:table-cell office:value-type="float" office:value="47.273327874000103" table:style-name="ce1">
            <text:p>47.27332787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pielplatz Grüngürtel Reichenau West</text:p>
          </table:table-cell>
          <table:table-cell office:value-type="string" table:style-name="ce1">
            <text:p>Gutshofweg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18923701000001" table:style-name="ce1">
            <text:p>11.4189237</text:p>
          </table:table-cell>
          <table:table-cell office:value-type="float" office:value="47.273421671999998" table:style-name="ce1">
            <text:p>47.27342167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Sportanlage VS Saggen - Siebererschule</text:p>
          </table:table-cell>
          <table:table-cell office:value-type="string" table:style-name="ce1">
            <text:p>Siebererstraße 7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3317777" table:style-name="ce1">
            <text:p>11.40331778</text:p>
          </table:table-cell>
          <table:table-cell office:value-type="float" office:value="47.273431495000096" table:style-name="ce1">
            <text:p>47.273431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portanlage NMS Reichenau</text:p>
          </table:table-cell>
          <table:table-cell office:value-type="string" table:style-name="ce1">
            <text:p>Burghard-Breitner-Straße 20-22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24517643000099" table:style-name="ce1">
            <text:p>11.42451764</text:p>
          </table:table-cell>
          <table:table-cell office:value-type="float" office:value="47.273210620999997" table:style-name="ce1">
            <text:p>47.2732106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portanlage NMS Reichenau</text:p>
          </table:table-cell>
          <table:table-cell office:value-type="string" table:style-name="ce1">
            <text:p>Burghard-Breitner-Straße 20-22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5120888" table:style-name="ce1">
            <text:p>11.42512089</text:p>
          </table:table-cell>
          <table:table-cell office:value-type="float" office:value="47.273281403000098" table:style-name="ce1">
            <text:p>47.273281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7481986" table:style-name="ce1">
            <text:p>11.42748199</text:p>
          </table:table-cell>
          <table:table-cell office:value-type="float" office:value="47.273239472999997" table:style-name="ce1">
            <text:p>47.27323947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7489706000101" table:style-name="ce1">
            <text:p>11.42748971</text:p>
          </table:table-cell>
          <table:table-cell office:value-type="float" office:value="47.272971814000101" table:style-name="ce1">
            <text:p>47.2729718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72648520001" table:style-name="ce1">
            <text:p>11.42726485</text:p>
          </table:table-cell>
          <table:table-cell office:value-type="float" office:value="47.272967951000098" table:style-name="ce1">
            <text:p>47.2729679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7039199999999" table:style-name="ce1">
            <text:p>11.4270392</text:p>
          </table:table-cell>
          <table:table-cell office:value-type="float" office:value="47.272963993000097" table:style-name="ce1">
            <text:p>47.2729639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6814185000101" table:style-name="ce1">
            <text:p>11.42681419</text:p>
          </table:table-cell>
          <table:table-cell office:value-type="float" office:value="47.272960062999999" table:style-name="ce1">
            <text:p>47.27296006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6589171" table:style-name="ce1">
            <text:p>11.42658917</text:p>
          </table:table-cell>
          <table:table-cell office:value-type="float" office:value="47.272956133000001" table:style-name="ce1">
            <text:p>47.2729561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6364604000099" table:style-name="ce1">
            <text:p>11.4263646</text:p>
          </table:table-cell>
          <table:table-cell office:value-type="float" office:value="47.272952252000003" table:style-name="ce1">
            <text:p>47.2729522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portanlage NMS Reichenau</text:p>
          </table:table-cell>
          <table:table-cell office:value-type="string" table:style-name="ce1">
            <text:p>Burghard-Breitner-Straße 20-22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4871782" table:style-name="ce1">
            <text:p>11.42487178</text:p>
          </table:table-cell>
          <table:table-cell office:value-type="float" office:value="47.273010842000097" table:style-name="ce1">
            <text:p>47.2730108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portanlage VS Saggen - Siebererschule</text:p>
          </table:table-cell>
          <table:table-cell office:value-type="string" table:style-name="ce1">
            <text:p>Siebererstraße 7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03881621" table:style-name="ce1">
            <text:p>11.40388162</text:p>
          </table:table-cell>
          <table:table-cell office:value-type="float" office:value="47.273149742999998" table:style-name="ce1">
            <text:p>47.2731497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chießstand Hegnerschule</text:p>
          </table:table-cell>
          <table:table-cell office:value-type="string" table:style-name="ce1">
            <text:p>Burghard-Breitner-Straße 20</text:p>
          </table:table-cell>
          <table:table-cell office:value-type="string" table:style-name="ce1">
            <text:p>Schießstandhalle</text:p>
          </table:table-cell>
          <table:table-cell office:value-type="string" table:style-name="ce1">
            <text:p>Sonstiges</text:p>
          </table:table-cell>
          <table:table-cell office:value-type="float" office:value="11.424678052000001" table:style-name="ce1">
            <text:p>11.42467805</text:p>
          </table:table-cell>
          <table:table-cell office:value-type="float" office:value="47.272747553000002" table:style-name="ce1">
            <text:p>47.27274755</text:p>
          </table:table-cell>
          <table:table-cell office:value-type="string" table:style-name="ce1">
            <text:p>gewehrschiessen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ußballplatz An-der-Lan-Straße</text:p>
          </table:table-cell>
          <table:table-cell office:value-type="string" table:style-name="ce1">
            <text:p>An-der-Lan-Straße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44761254000101" table:style-name="ce1">
            <text:p>11.44476125</text:p>
          </table:table-cell>
          <table:table-cell office:value-type="float" office:value="47.272113490000002" table:style-name="ce1">
            <text:p>47.2721134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ischtennishalle Hegnerschule</text:p>
          </table:table-cell>
          <table:table-cell office:value-type="string" table:style-name="ce1">
            <text:p>Burghard-Breitner-Straße 20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47853520001" table:style-name="ce1">
            <text:p>11.42478535</text:p>
          </table:table-cell>
          <table:table-cell office:value-type="float" office:value="47.2725798660001" table:style-name="ce1">
            <text:p>47.2725798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Kegelbahn Hegnerschule</text:p>
          </table:table-cell>
          <table:table-cell office:value-type="string" table:style-name="ce1">
            <text:p>Burghard-Breitner-Straße 20</text:p>
          </table:table-cell>
          <table:table-cell office:value-type="string" table:style-name="ce1">
            <text:p>Kegelbahn</text:p>
          </table:table-cell>
          <table:table-cell office:value-type="string" table:style-name="ce1">
            <text:p>Sporthalle</text:p>
          </table:table-cell>
          <table:table-cell office:value-type="float" office:value="11.424988523" table:style-name="ce1">
            <text:p>11.42498852</text:p>
          </table:table-cell>
          <table:table-cell office:value-type="float" office:value="47.272586631000102" table:style-name="ce1">
            <text:p>47.27258663</text:p>
          </table:table-cell>
          <table:table-cell office:value-type="string" table:style-name="ce1">
            <text:p>kegeln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Sporthalle VS Reichenau</text:p>
          </table:table-cell>
          <table:table-cell office:value-type="string" table:style-name="ce1">
            <text:p>Wörndlestraße 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85350020001" table:style-name="ce1">
            <text:p>11.418535</text:p>
          </table:table-cell>
          <table:table-cell office:value-type="float" office:value="47.272549013000102" table:style-name="ce1">
            <text:p>47.2725490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porthalle VS Reichenau</text:p>
          </table:table-cell>
          <table:table-cell office:value-type="string" table:style-name="ce1">
            <text:p>Wörndlestraße 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81968830001" table:style-name="ce1">
            <text:p>11.41819688</text:p>
          </table:table-cell>
          <table:table-cell office:value-type="float" office:value="47.272427180000101" table:style-name="ce1">
            <text:p>47.2724271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pielplatz Grünbacherpromenade</text:p>
          </table:table-cell>
          <table:table-cell office:value-type="string" table:style-name="ce1">
            <text:p>Sepp-Grünbacher-Promenad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378196390001" table:style-name="ce1">
            <text:p>11.43781964</text:p>
          </table:table-cell>
          <table:table-cell office:value-type="float" office:value="47.272156625000001" table:style-name="ce1">
            <text:p>47.2721566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ischtennis Verbandsraum VS Reichenau</text:p>
          </table:table-cell>
          <table:table-cell office:value-type="string" table:style-name="ce1">
            <text:p>Wörndlestraße 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82841790001" table:style-name="ce1">
            <text:p>11.41828418</text:p>
          </table:table-cell>
          <table:table-cell office:value-type="float" office:value="47.272219911000001" table:style-name="ce1">
            <text:p>47.2722199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pielplatz Grüner Boden</text:p>
          </table:table-cell>
          <table:table-cell office:value-type="string" table:style-name="ce1">
            <text:p>oberhalb Sadrachstraße 31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63486643" table:style-name="ce1">
            <text:p>11.36348664</text:p>
          </table:table-cell>
          <table:table-cell office:value-type="float" office:value="47.272573538000103" table:style-name="ce1">
            <text:p>47.2725735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425219000099" table:style-name="ce1">
            <text:p>11.42442522</text:p>
          </table:table-cell>
          <table:table-cell office:value-type="float" office:value="47.271876503000001" table:style-name="ce1">
            <text:p>47.271876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212902000001" table:style-name="ce1">
            <text:p>11.4242129</text:p>
          </table:table-cell>
          <table:table-cell office:value-type="float" office:value="47.271820122000101" table:style-name="ce1">
            <text:p>47.2718201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000170000101" table:style-name="ce1">
            <text:p>11.42400017</text:p>
          </table:table-cell>
          <table:table-cell office:value-type="float" office:value="47.271763662000097" table:style-name="ce1">
            <text:p>47.27176366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23667121999999" table:style-name="ce1">
            <text:p>11.42366712</text:p>
          </table:table-cell>
          <table:table-cell office:value-type="float" office:value="47.271680146999998" table:style-name="ce1">
            <text:p>47.2716801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234509790001" table:style-name="ce1">
            <text:p>11.42345098</text:p>
          </table:table-cell>
          <table:table-cell office:value-type="float" office:value="47.271622529000098" table:style-name="ce1">
            <text:p>47.2716225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6093310001" table:style-name="ce1">
            <text:p>11.42460933</text:p>
          </table:table-cell>
          <table:table-cell office:value-type="float" office:value="47.271553580000003" table:style-name="ce1">
            <text:p>47.2715535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23234970000101" table:style-name="ce1">
            <text:p>11.42323497</text:p>
          </table:table-cell>
          <table:table-cell office:value-type="float" office:value="47.271564902000101" table:style-name="ce1">
            <text:p>47.271564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39791" table:style-name="ce1">
            <text:p>11.42439791</text:p>
          </table:table-cell>
          <table:table-cell office:value-type="float" office:value="47.271497456000098" table:style-name="ce1">
            <text:p>47.27149746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1848570001" table:style-name="ce1">
            <text:p>11.42418486</text:p>
          </table:table-cell>
          <table:table-cell office:value-type="float" office:value="47.2714410950001" table:style-name="ce1">
            <text:p>47.271441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3868478999999" table:style-name="ce1">
            <text:p>11.42386848</text:p>
          </table:table-cell>
          <table:table-cell office:value-type="float" office:value="47.2713459450001" table:style-name="ce1">
            <text:p>47.2713459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3652389000001" table:style-name="ce1">
            <text:p>11.42365239</text:p>
          </table:table-cell>
          <table:table-cell office:value-type="float" office:value="47.271288742000102" table:style-name="ce1">
            <text:p>47.27128874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Spielplatz Riedgasse</text:p>
          </table:table-cell>
          <table:table-cell office:value-type="string" table:style-name="ce1">
            <text:p>Riedgass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88466629" table:style-name="ce1">
            <text:p>11.38846663</text:p>
          </table:table-cell>
          <table:table-cell office:value-type="float" office:value="47.271671039000097" table:style-name="ce1">
            <text:p>47.2716710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24790747999999" table:style-name="ce1">
            <text:p>11.42479075</text:p>
          </table:table-cell>
          <table:table-cell office:value-type="float" office:value="47.271254415999998" table:style-name="ce1">
            <text:p>47.27125442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3435993000099" table:style-name="ce1">
            <text:p>11.42343599</text:p>
          </table:table-cell>
          <table:table-cell office:value-type="float" office:value="47.271231577999998" table:style-name="ce1">
            <text:p>47.2712315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24593023000099" table:style-name="ce1">
            <text:p>11.42459302</text:p>
          </table:table-cell>
          <table:table-cell office:value-type="float" office:value="47.271195535000103" table:style-name="ce1">
            <text:p>47.27119554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Fußballplatz Fennerareal</text:p>
          </table:table-cell>
          <table:table-cell office:value-type="string" table:style-name="ce1">
            <text:p>Kaiserjägerstraße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993143870001" table:style-name="ce1">
            <text:p>11.39931439</text:p>
          </table:table-cell>
          <table:table-cell office:value-type="float" office:value="47.271154273999997" table:style-name="ce1">
            <text:p>47.27115427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24370981999999" table:style-name="ce1">
            <text:p>11.42437098</text:p>
          </table:table-cell>
          <table:table-cell office:value-type="float" office:value="47.271130112999998" table:style-name="ce1">
            <text:p>47.27113011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Sporthalle VS St. Nikolaus</text:p>
          </table:table-cell>
          <table:table-cell office:value-type="string" table:style-name="ce1">
            <text:p>Innallee 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25927970001" table:style-name="ce1">
            <text:p>11.3925928</text:p>
          </table:table-cell>
          <table:table-cell office:value-type="float" office:value="47.271396174000103" table:style-name="ce1">
            <text:p>47.2713961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37751270001" table:style-name="ce1">
            <text:p>11.42377513</text:p>
          </table:table-cell>
          <table:table-cell office:value-type="float" office:value="47.271016988" table:style-name="ce1">
            <text:p>47.2710169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porthalle NMS Olympisches Dorf</text:p>
          </table:table-cell>
          <table:table-cell office:value-type="string" table:style-name="ce1">
            <text:p>Kajetan-Sweth-Straße 14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43223256000101" table:style-name="ce1">
            <text:p>11.44322326</text:p>
          </table:table-cell>
          <table:table-cell office:value-type="float" office:value="47.270470819000103" table:style-name="ce1">
            <text:p>47.27047082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Tennis Union Turnerschaft Innsbruck</text:p>
          </table:table-cell>
          <table:table-cell office:value-type="string" table:style-name="ce1">
            <text:p>Radetzkystraße 4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38305590001" table:style-name="ce1">
            <text:p>11.42383056</text:p>
          </table:table-cell>
          <table:table-cell office:value-type="float" office:value="47.270905009000003" table:style-name="ce1">
            <text:p>47.2709050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Schießstand Hötting</text:p>
          </table:table-cell>
          <table:table-cell office:value-type="string" table:style-name="ce1">
            <text:p>Schwabeneckweg 7</text:p>
          </table:table-cell>
          <table:table-cell office:value-type="string" table:style-name="ce1">
            <text:p>Schießstandhalle</text:p>
          </table:table-cell>
          <table:table-cell office:value-type="string" table:style-name="ce1">
            <text:p>Sonstiges</text:p>
          </table:table-cell>
          <table:table-cell office:value-type="float" office:value="11.375426895" table:style-name="ce1">
            <text:p>11.3754269</text:p>
          </table:table-cell>
          <table:table-cell office:value-type="float" office:value="47.271149069000003" table:style-name="ce1">
            <text:p>47.27114907</text:p>
          </table:table-cell>
          <table:table-cell office:value-type="string" table:style-name="ce1">
            <text:p>gewehrschiessen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urnleistungszentrum NMS Olympisches Dorf</text:p>
          </table:table-cell>
          <table:table-cell office:value-type="string" table:style-name="ce1">
            <text:p>Kajetan-Sweth-Straße 14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430417030001" table:style-name="ce1">
            <text:p>11.4430417</text:p>
          </table:table-cell>
          <table:table-cell office:value-type="float" office:value="47.270171761" table:style-name="ce1">
            <text:p>47.27017176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pielplatz TG Kajetan-Sweth-Straße</text:p>
          </table:table-cell>
          <table:table-cell office:value-type="string" table:style-name="ce1">
            <text:p>Kajetan-Sweth-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438413990001" table:style-name="ce1">
            <text:p>11.4438414</text:p>
          </table:table-cell>
          <table:table-cell office:value-type="float" office:value="47.269935822999997" table:style-name="ce1">
            <text:p>47.2699358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pielplatz Kindergarten Hötting</text:p>
          </table:table-cell>
          <table:table-cell office:value-type="string" table:style-name="ce1">
            <text:p>Schneeburggasse 30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813129960001" table:style-name="ce1">
            <text:p>11.381313</text:p>
          </table:table-cell>
          <table:table-cell office:value-type="float" office:value="47.270595741000101" table:style-name="ce1">
            <text:p>47.2705957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pielplatz Waltherpark</text:p>
          </table:table-cell>
          <table:table-cell office:value-type="string" table:style-name="ce1">
            <text:p>Inn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919432450001" table:style-name="ce1">
            <text:p>11.39194325</text:p>
          </table:table-cell>
          <table:table-cell office:value-type="float" office:value="47.2704323090001" table:style-name="ce1">
            <text:p>47.27043231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Fußballplatz Reichenau</text:p>
          </table:table-cell>
          <table:table-cell office:value-type="string" table:style-name="ce1">
            <text:p>Klappholzstraße 2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178500960001" table:style-name="ce1">
            <text:p>11.4178501</text:p>
          </table:table-cell>
          <table:table-cell office:value-type="float" office:value="47.269343034000002" table:style-name="ce1">
            <text:p>47.2693430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porthalle NMS Pembaurstraße</text:p>
          </table:table-cell>
          <table:table-cell office:value-type="string" table:style-name="ce1">
            <text:p>Pembaurstraße 1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07794990001" table:style-name="ce1">
            <text:p>11.4107795</text:p>
          </table:table-cell>
          <table:table-cell office:value-type="float" office:value="47.269435006000002" table:style-name="ce1">
            <text:p>47.2694350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porthalle NMS Gabelsbergerstraße</text:p>
          </table:table-cell>
          <table:table-cell office:value-type="string" table:style-name="ce1">
            <text:p>Gabelsbergerstraße 1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0491462" table:style-name="ce1">
            <text:p>11.41049146</text:p>
          </table:table-cell>
          <table:table-cell office:value-type="float" office:value="47.269381529999997" table:style-name="ce1">
            <text:p>47.2693815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Fußballplatz Reichenau</text:p>
          </table:table-cell>
          <table:table-cell office:value-type="string" table:style-name="ce1">
            <text:p>Klappholzstraße 2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172083030001" table:style-name="ce1">
            <text:p>11.4172083</text:p>
          </table:table-cell>
          <table:table-cell office:value-type="float" office:value="47.268957182000101" table:style-name="ce1">
            <text:p>47.26895718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VO Stockschützenverein Olympisches Dorf</text:p>
          </table:table-cell>
          <table:table-cell office:value-type="string" table:style-name="ce1">
            <text:p>Kugelfangweg 48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447393694000001" table:style-name="ce1">
            <text:p>11.44739369</text:p>
          </table:table-cell>
          <table:table-cell office:value-type="float" office:value="47.268833990000097" table:style-name="ce1">
            <text:p>47.26883399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Sporthalle VS Dreiheiligen</text:p>
          </table:table-cell>
          <table:table-cell office:value-type="string" table:style-name="ce1">
            <text:p>Jahnstraße 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03428022000099" table:style-name="ce1">
            <text:p>11.40342802</text:p>
          </table:table-cell>
          <table:table-cell office:value-type="float" office:value="47.269068871000101" table:style-name="ce1">
            <text:p>47.2690688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pielplatz Durigstraße</text:p>
          </table:table-cell>
          <table:table-cell office:value-type="string" table:style-name="ce1">
            <text:p>Durig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24603426999999" table:style-name="ce1">
            <text:p>11.42460343</text:p>
          </table:table-cell>
          <table:table-cell office:value-type="float" office:value="47.268783900000102" table:style-name="ce1">
            <text:p>47.268783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pielplatz Andechsstraße</text:p>
          </table:table-cell>
          <table:table-cell office:value-type="string" table:style-name="ce1">
            <text:p>Andechs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21998531" table:style-name="ce1">
            <text:p>11.42199853</text:p>
          </table:table-cell>
          <table:table-cell office:value-type="float" office:value="47.268520322000001" table:style-name="ce1">
            <text:p>47.2685203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chießstand Vereinsheim Reichenau</text:p>
          </table:table-cell>
          <table:table-cell office:value-type="string" table:style-name="ce1">
            <text:p>Valiergasse 8a</text:p>
          </table:table-cell>
          <table:table-cell office:value-type="string" table:style-name="ce1">
            <text:p>Schießstandhalle</text:p>
          </table:table-cell>
          <table:table-cell office:value-type="string" table:style-name="ce1">
            <text:p>Sonstiges</text:p>
          </table:table-cell>
          <table:table-cell office:value-type="float" office:value="11.428001846000001" table:style-name="ce1">
            <text:p>11.42800185</text:p>
          </table:table-cell>
          <table:table-cell office:value-type="float" office:value="47.268038714000099" table:style-name="ce1">
            <text:p>47.26803871</text:p>
          </table:table-cell>
          <table:table-cell office:value-type="string" table:style-name="ce1">
            <text:p>gewehrschiessen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porthalle VS Mariahilf</text:p>
          </table:table-cell>
          <table:table-cell office:value-type="string" table:style-name="ce1">
            <text:p>Dr.-Sigismund-Epp-Weg 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5947040000101" table:style-name="ce1">
            <text:p>11.38594704</text:p>
          </table:table-cell>
          <table:table-cell office:value-type="float" office:value="47.268300121000003" table:style-name="ce1">
            <text:p>47.26830012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porthalle VS Pradl-Leitgeb</text:p>
          </table:table-cell>
          <table:table-cell office:value-type="string" table:style-name="ce1">
            <text:p>Pradler Platz 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07745537" table:style-name="ce1">
            <text:p>11.40774554</text:p>
          </table:table-cell>
          <table:table-cell office:value-type="float" office:value="47.267529065000097" table:style-name="ce1">
            <text:p>47.2675290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Sporthalle VS Allerheiligen</text:p>
          </table:table-cell>
          <table:table-cell office:value-type="string" table:style-name="ce1">
            <text:p>Karl-Innerebner-Straße 70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6427163999999" table:style-name="ce1">
            <text:p>11.35642716</text:p>
          </table:table-cell>
          <table:table-cell office:value-type="float" office:value="47.267981401999997" table:style-name="ce1">
            <text:p>47.267981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occiaanlage Rapoldipark</text:p>
          </table:table-cell>
          <table:table-cell office:value-type="string" table:style-name="ce1">
            <text:p>Pradler Platz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406602302000101" table:style-name="ce1">
            <text:p>11.4066023</text:p>
          </table:table-cell>
          <table:table-cell office:value-type="float" office:value="47.267377049000103" table:style-name="ce1">
            <text:p>47.26737705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21784651999999" table:style-name="ce1">
            <text:p>11.42178465</text:p>
          </table:table-cell>
          <table:table-cell office:value-type="float" office:value="47.2669068860001" table:style-name="ce1">
            <text:p>47.2669068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Spielplatz Rapoldipark</text:p>
          </table:table-cell>
          <table:table-cell office:value-type="string" table:style-name="ce1">
            <text:p>Stadtpark Rapoldi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6653942" table:style-name="ce1">
            <text:p>11.40665394</text:p>
          </table:table-cell>
          <table:table-cell office:value-type="float" office:value="47.267072036999998" table:style-name="ce1">
            <text:p>47.2670720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21233461" table:style-name="ce1">
            <text:p>11.42123346</text:p>
          </table:table-cell>
          <table:table-cell office:value-type="float" office:value="47.266909974000001" table:style-name="ce1">
            <text:p>47.26690997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420877867000099" table:style-name="ce1">
            <text:p>11.42087787</text:p>
          </table:table-cell>
          <table:table-cell office:value-type="float" office:value="47.266956174000001" table:style-name="ce1">
            <text:p>47.26695617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Spielplatz Lohbach</text:p>
          </table:table-cell>
          <table:table-cell office:value-type="string" table:style-name="ce1">
            <text:p>Lohbachufer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343931872000001" table:style-name="ce1">
            <text:p>11.34393187</text:p>
          </table:table-cell>
          <table:table-cell office:value-type="float" office:value="47.267478165999997" table:style-name="ce1">
            <text:p>47.26747817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420690524000101" table:style-name="ce1">
            <text:p>11.42069052</text:p>
          </table:table-cell>
          <table:table-cell office:value-type="float" office:value="47.266863651000101" table:style-name="ce1">
            <text:p>47.26686365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420834353" table:style-name="ce1">
            <text:p>11.42083435</text:p>
          </table:table-cell>
          <table:table-cell office:value-type="float" office:value="47.266871251000097" table:style-name="ce1">
            <text:p>47.26687125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420790842000001" table:style-name="ce1">
            <text:p>11.42079084</text:p>
          </table:table-cell>
          <table:table-cell office:value-type="float" office:value="47.266786329000098" table:style-name="ce1">
            <text:p>47.26678633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Sportanlage Andechsstraße</text:p>
          </table:table-cell>
          <table:table-cell office:value-type="string" table:style-name="ce1">
            <text:p>Andechsstraße 70</text:p>
          </table:table-cell>
          <table:table-cell office:value-type="string" table:style-name="ce1">
            <text:p>Beachsoccerplatz</text:p>
          </table:table-cell>
          <table:table-cell office:value-type="string" table:style-name="ce1">
            <text:p>Funsport</text:p>
          </table:table-cell>
          <table:table-cell office:value-type="float" office:value="11.4211369830001" table:style-name="ce1">
            <text:p>11.42113698</text:p>
          </table:table-cell>
          <table:table-cell office:value-type="float" office:value="47.266722154" table:style-name="ce1">
            <text:p>47.26672215</text:p>
          </table:table-cell>
          <table:table-cell office:value-type="string" table:style-name="ce1">
            <text:p>beachfussball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egelbahn NMS Hötting West</text:p>
          </table:table-cell>
          <table:table-cell office:value-type="string" table:style-name="ce1">
            <text:p>Viktor-Franz-Hess-Straße 9</text:p>
          </table:table-cell>
          <table:table-cell office:value-type="string" table:style-name="ce1">
            <text:p>Kegelbahn</text:p>
          </table:table-cell>
          <table:table-cell office:value-type="string" table:style-name="ce1">
            <text:p>Sporthalle</text:p>
          </table:table-cell>
          <table:table-cell office:value-type="float" office:value="11.344663885999999" table:style-name="ce1">
            <text:p>11.34466389</text:p>
          </table:table-cell>
          <table:table-cell office:value-type="float" office:value="47.267404137" table:style-name="ce1">
            <text:p>47.26740414</text:p>
          </table:table-cell>
          <table:table-cell office:value-type="string" table:style-name="ce1">
            <text:p>kegeln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Eisschützenclub Tirol</text:p>
          </table:table-cell>
          <table:table-cell office:value-type="string" table:style-name="ce1">
            <text:p>Egerdachstraße 71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421501791000001" table:style-name="ce1">
            <text:p>11.42150179</text:p>
          </table:table-cell>
          <table:table-cell office:value-type="float" office:value="47.266389113999999" table:style-name="ce1">
            <text:p>47.26638911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Spielplatz Lohbach</text:p>
          </table:table-cell>
          <table:table-cell office:value-type="string" table:style-name="ce1">
            <text:p>Lohbachufer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425032380001" table:style-name="ce1">
            <text:p>11.34250324</text:p>
          </table:table-cell>
          <table:table-cell office:value-type="float" office:value="47.266968126999998" table:style-name="ce1">
            <text:p>47.2669681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Eisschützenclub Tirol</text:p>
          </table:table-cell>
          <table:table-cell office:value-type="string" table:style-name="ce1">
            <text:p>Egerdachstraße 71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421502098000101" table:style-name="ce1">
            <text:p>11.4215021</text:p>
          </table:table-cell>
          <table:table-cell office:value-type="float" office:value="47.266333154999998" table:style-name="ce1">
            <text:p>47.26633316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porthalle NMS Hötting West</text:p>
          </table:table-cell>
          <table:table-cell office:value-type="string" table:style-name="ce1">
            <text:p>Viktor-Franz-Hess-Straße 9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44788494000101" table:style-name="ce1">
            <text:p>11.34478849</text:p>
          </table:table-cell>
          <table:table-cell office:value-type="float" office:value="47.266886644000103" table:style-name="ce1">
            <text:p>47.2668866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Eislaufplatz Sparkassenplatz</text:p>
          </table:table-cell>
          <table:table-cell office:value-type="string" table:style-name="ce1">
            <text:p>Sparkassenplatz</text:p>
          </table:table-cell>
          <table:table-cell office:value-type="string" table:style-name="ce1">
            <text:p>Eislaufplatz</text:p>
          </table:table-cell>
          <table:table-cell office:value-type="string" table:style-name="ce1">
            <text:p>Eissport</text:p>
          </table:table-cell>
          <table:table-cell office:value-type="float" office:value="11.3948223950001" table:style-name="ce1">
            <text:p>11.3948224</text:p>
          </table:table-cell>
          <table:table-cell office:value-type="float" office:value="47.266016368000102" table:style-name="ce1">
            <text:p>47.26601637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Spielplatz Rapoldipark</text:p>
          </table:table-cell>
          <table:table-cell office:value-type="string" table:style-name="ce1">
            <text:p>Stadtpark Rapoldi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405561275" table:style-name="ce1">
            <text:p>11.40556128</text:p>
          </table:table-cell>
          <table:table-cell office:value-type="float" office:value="47.265428028000002" table:style-name="ce1">
            <text:p>47.26542803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Hallenbad Amraser Straße</text:p>
          </table:table-cell>
          <table:table-cell office:value-type="string" table:style-name="ce1">
            <text:p>Amraser Straße 3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4052925890001" table:style-name="ce1">
            <text:p>11.40529259</text:p>
          </table:table-cell>
          <table:table-cell office:value-type="float" office:value="47.265167198" table:style-name="ce1">
            <text:p>47.2651672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Hallenbad Höttinger Au</text:p>
          </table:table-cell>
          <table:table-cell office:value-type="string" table:style-name="ce1">
            <text:p>Fürstenweg 12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380685166999999" table:style-name="ce1">
            <text:p>11.38068517</text:p>
          </table:table-cell>
          <table:table-cell office:value-type="float" office:value="47.265209572000103" table:style-name="ce1">
            <text:p>47.26520957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Hallenbad Amraser Straße</text:p>
          </table:table-cell>
          <table:table-cell office:value-type="string" table:style-name="ce1">
            <text:p>Amraser Straße 3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4054261270001" table:style-name="ce1">
            <text:p>11.40542613</text:p>
          </table:table-cell>
          <table:table-cell office:value-type="float" office:value="47.264926148000001" table:style-name="ce1">
            <text:p>47.26492615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portanlage NMS Hötting</text:p>
          </table:table-cell>
          <table:table-cell office:value-type="string" table:style-name="ce1">
            <text:p>Fürstenweg 13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824415030001" table:style-name="ce1">
            <text:p>11.3824415</text:p>
          </table:table-cell>
          <table:table-cell office:value-type="float" office:value="47.264847510999999" table:style-name="ce1">
            <text:p>47.26484751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pielplatz Kranewitterpark</text:p>
          </table:table-cell>
          <table:table-cell office:value-type="string" table:style-name="ce1">
            <text:p>Kranewitter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20079635" table:style-name="ce1">
            <text:p>11.42007964</text:p>
          </table:table-cell>
          <table:table-cell office:value-type="float" office:value="47.264582148999999" table:style-name="ce1">
            <text:p>47.2645821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portanlage NMS Hötting</text:p>
          </table:table-cell>
          <table:table-cell office:value-type="string" table:style-name="ce1">
            <text:p>Fürstenweg 1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1602365000001" table:style-name="ce1">
            <text:p>11.38160237</text:p>
          </table:table-cell>
          <table:table-cell office:value-type="float" office:value="47.264835818000101" table:style-name="ce1">
            <text:p>47.26483582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Streetballplatz Prandtauerufer</text:p>
          </table:table-cell>
          <table:table-cell office:value-type="string" table:style-name="ce1">
            <text:p>Prandtauerufer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382741222" table:style-name="ce1">
            <text:p>11.38274122</text:p>
          </table:table-cell>
          <table:table-cell office:value-type="float" office:value="47.264651315999998" table:style-name="ce1">
            <text:p>47.26465132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Spielplatz Ursulinenpark</text:p>
          </table:table-cell>
          <table:table-cell office:value-type="string" table:style-name="ce1">
            <text:p>Ursulinenweg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36548428" table:style-name="ce1">
            <text:p>11.36548428</text:p>
          </table:table-cell>
          <table:table-cell office:value-type="float" office:value="47.263504804999997" table:style-name="ce1">
            <text:p>47.26350481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Sportanlage Ursulinengymnasium</text:p>
          </table:table-cell>
          <table:table-cell office:value-type="string" table:style-name="ce1">
            <text:p>Fürstenweg 86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69041389000101" table:style-name="ce1">
            <text:p>11.36904139</text:p>
          </table:table-cell>
          <table:table-cell office:value-type="float" office:value="47.262193899000103" table:style-name="ce1">
            <text:p>47.262193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Fitness- und Karatecenter Haslwanter</text:p>
          </table:table-cell>
          <table:table-cell office:value-type="string" table:style-name="ce1">
            <text:p>Reimmichlgasse 9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68083449" table:style-name="ce1">
            <text:p>11.36808345</text:p>
          </table:table-cell>
          <table:table-cell office:value-type="float" office:value="47.262523936000001" table:style-name="ce1">
            <text:p>47.26252394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Tennisplatz Kranebitter Allee</text:p>
          </table:table-cell>
          <table:table-cell office:value-type="string" table:style-name="ce1">
            <text:p>Kranebitter Allee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492782870001" table:style-name="ce1">
            <text:p>11.34927829</text:p>
          </table:table-cell>
          <table:table-cell office:value-type="float" office:value="47.262638193999997" table:style-name="ce1">
            <text:p>47.2626381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Innsbrucker Taekwon-do-Center</text:p>
          </table:table-cell>
          <table:table-cell office:value-type="string" table:style-name="ce1">
            <text:p>Andreas-Hofer-Straße 5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91552405000001" table:style-name="ce1">
            <text:p>11.39155241</text:p>
          </table:table-cell>
          <table:table-cell office:value-type="float" office:value="47.261748652999998" table:style-name="ce1">
            <text:p>47.26174865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Streetballplatz Arthur-Haidl-Promenade</text:p>
          </table:table-cell>
          <table:table-cell office:value-type="string" table:style-name="ce1">
            <text:p>Fischnalerstraße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380033388000101" table:style-name="ce1">
            <text:p>11.38003339</text:p>
          </table:table-cell>
          <table:table-cell office:value-type="float" office:value="47.261621726000001" table:style-name="ce1">
            <text:p>47.26162173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Sporthalle NMS Müllerstraße</text:p>
          </table:table-cell>
          <table:table-cell office:value-type="string" table:style-name="ce1">
            <text:p>Müllerstraße 3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8011886000101" table:style-name="ce1">
            <text:p>11.38801189</text:p>
          </table:table-cell>
          <table:table-cell office:value-type="float" office:value="47.261499076000099" table:style-name="ce1">
            <text:p>47.2614990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06920389" table:style-name="ce1">
            <text:p>11.40692039</text:p>
          </table:table-cell>
          <table:table-cell office:value-type="float" office:value="47.260953850000099" table:style-name="ce1">
            <text:p>47.26095385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Sporthalle NMS Dr.-Fritz-Prior</text:p>
          </table:table-cell>
          <table:table-cell office:value-type="string" table:style-name="ce1">
            <text:p>Leopoldstraße 1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67834700001" table:style-name="ce1">
            <text:p>11.39678347</text:p>
          </table:table-cell>
          <table:table-cell office:value-type="float" office:value="47.261020802000097" table:style-name="ce1">
            <text:p>47.261020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083285340001" table:style-name="ce1">
            <text:p>11.40832853</text:p>
          </table:table-cell>
          <table:table-cell office:value-type="float" office:value="47.260590487000101" table:style-name="ce1">
            <text:p>47.26059049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070738340001" table:style-name="ce1">
            <text:p>11.40707383</text:p>
          </table:table-cell>
          <table:table-cell office:value-type="float" office:value="47.260576159999999" table:style-name="ce1">
            <text:p>47.26057616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08682371000101" table:style-name="ce1">
            <text:p>11.40868237</text:p>
          </table:table-cell>
          <table:table-cell office:value-type="float" office:value="47.260261706999998" table:style-name="ce1">
            <text:p>47.26026171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Sporthalle VS Angergasse</text:p>
          </table:table-cell>
          <table:table-cell office:value-type="string" table:style-name="ce1">
            <text:p>Angergasse 1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69550121" table:style-name="ce1">
            <text:p>11.36955012</text:p>
          </table:table-cell>
          <table:table-cell office:value-type="float" office:value="47.260483976000003" table:style-name="ce1">
            <text:p>47.2604839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Spielplatz Angergasse</text:p>
          </table:table-cell>
          <table:table-cell office:value-type="string" table:style-name="ce1">
            <text:p>Angergass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69960109999999" table:style-name="ce1">
            <text:p>11.36996011</text:p>
          </table:table-cell>
          <table:table-cell office:value-type="float" office:value="47.259942611" table:style-name="ce1">
            <text:p>47.25994261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Eisschützenclub Tivoli</text:p>
          </table:table-cell>
          <table:table-cell office:value-type="string" table:style-name="ce1">
            <text:p>Bleichenweg 54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434690689" table:style-name="ce1">
            <text:p>11.43469069</text:p>
          </table:table-cell>
          <table:table-cell office:value-type="float" office:value="47.259394842000098" table:style-name="ce1">
            <text:p>47.25939484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085248920001" table:style-name="ce1">
            <text:p>11.40852489</text:p>
          </table:table-cell>
          <table:table-cell office:value-type="float" office:value="47.259533157000099" table:style-name="ce1">
            <text:p>47.25953316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Sporthalle VS Amras</text:p>
          </table:table-cell>
          <table:table-cell office:value-type="string" table:style-name="ce1">
            <text:p>Kirchsteig 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8709363999999" table:style-name="ce1">
            <text:p>11.42870936</text:p>
          </table:table-cell>
          <table:table-cell office:value-type="float" office:value="47.258495165000099" table:style-name="ce1">
            <text:p>47.2584951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occia-/Stockschießanlage Wilten West / Besele II</text:p>
          </table:table-cell>
          <table:table-cell office:value-type="string" table:style-name="ce1">
            <text:p>Innerkoflerstraße 11c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3843561950001" table:style-name="ce1">
            <text:p>11.3843562</text:p>
          </table:table-cell>
          <table:table-cell office:value-type="float" office:value="47.258638558000001" table:style-name="ce1">
            <text:p>47.25863856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portanlage HTBLVA II Trenkwalderstraße</text:p>
          </table:table-cell>
          <table:table-cell office:value-type="string" table:style-name="ce1">
            <text:p>Mitterweg 17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77160604" table:style-name="ce1">
            <text:p>11.3771606</text:p>
          </table:table-cell>
          <table:table-cell office:value-type="float" office:value="47.258558945000097" table:style-name="ce1">
            <text:p>47.2585589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occia-/Stockschießanlage Wilten West / Besele I</text:p>
          </table:table-cell>
          <table:table-cell office:value-type="string" table:style-name="ce1">
            <text:p>Innerkoflerstraße 11b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3841370430001" table:style-name="ce1">
            <text:p>11.38413704</text:p>
          </table:table-cell>
          <table:table-cell office:value-type="float" office:value="47.258577611000099" table:style-name="ce1">
            <text:p>47.25857761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portanlage HTBLVA II Trenkwalderstraße</text:p>
          </table:table-cell>
          <table:table-cell office:value-type="string" table:style-name="ce1">
            <text:p>Mitterweg 17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767336930001" table:style-name="ce1">
            <text:p>11.37673369</text:p>
          </table:table-cell>
          <table:table-cell office:value-type="float" office:value="47.258592127" table:style-name="ce1">
            <text:p>47.2585921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60396655000001" table:style-name="ce1">
            <text:p>11.36039666</text:p>
          </table:table-cell>
          <table:table-cell office:value-type="float" office:value="47.258777090000102" table:style-name="ce1">
            <text:p>47.2587770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parkassentennisclub</text:p>
          </table:table-cell>
          <table:table-cell office:value-type="string" table:style-name="ce1">
            <text:p>Fürstenweg 172b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7882021" table:style-name="ce1">
            <text:p>11.35788202</text:p>
          </table:table-cell>
          <table:table-cell office:value-type="float" office:value="47.258637853000003" table:style-name="ce1">
            <text:p>47.2586378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Olympiahalle</text:p>
          </table:table-cell>
          <table:table-cell office:value-type="string" table:style-name="ce1">
            <text:p>Olympiastraße 10</text:p>
          </table:table-cell>
          <table:table-cell office:value-type="string" table:style-name="ce1">
            <text:p>Eishalle</text:p>
          </table:table-cell>
          <table:table-cell office:value-type="string" table:style-name="ce1">
            <text:p>Eissport</text:p>
          </table:table-cell>
          <table:table-cell office:value-type="float" office:value="11.409551163000099" table:style-name="ce1">
            <text:p>11.40955116</text:p>
          </table:table-cell>
          <table:table-cell office:value-type="float" office:value="47.257854434000102" table:style-name="ce1">
            <text:p>47.25785443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parkassentennisclub</text:p>
          </table:table-cell>
          <table:table-cell office:value-type="string" table:style-name="ce1">
            <text:p>Fürstenweg 172b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76728090001" table:style-name="ce1">
            <text:p>11.35767281</text:p>
          </table:table-cell>
          <table:table-cell office:value-type="float" office:value="47.258582282000098" table:style-name="ce1">
            <text:p>47.2585822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Tiroler Wasserkraft Arena</text:p>
          </table:table-cell>
          <table:table-cell office:value-type="string" table:style-name="ce1">
            <text:p>Olympiastraße 10</text:p>
          </table:table-cell>
          <table:table-cell office:value-type="string" table:style-name="ce1">
            <text:p>Eishalle</text:p>
          </table:table-cell>
          <table:table-cell office:value-type="string" table:style-name="ce1">
            <text:p>Eissport</text:p>
          </table:table-cell>
          <table:table-cell office:value-type="float" office:value="11.410604562000101" table:style-name="ce1">
            <text:p>11.41060456</text:p>
          </table:table-cell>
          <table:table-cell office:value-type="float" office:value="47.257967710999999" table:style-name="ce1">
            <text:p>47.25796771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60543648" table:style-name="ce1">
            <text:p>11.36054365</text:p>
          </table:table-cell>
          <table:table-cell office:value-type="float" office:value="47.258522517000102" table:style-name="ce1">
            <text:p>47.2585225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parkassentennisclub</text:p>
          </table:table-cell>
          <table:table-cell office:value-type="string" table:style-name="ce1">
            <text:p>Fürstenweg 172b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7464050999999" table:style-name="ce1">
            <text:p>11.35746405</text:p>
          </table:table-cell>
          <table:table-cell office:value-type="float" office:value="47.258527289" table:style-name="ce1">
            <text:p>47.2585272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60306750000101" table:style-name="ce1">
            <text:p>11.36030675</text:p>
          </table:table-cell>
          <table:table-cell office:value-type="float" office:value="47.258508008" table:style-name="ce1">
            <text:p>47.2585080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pielplatz Pechepark</text:p>
          </table:table-cell>
          <table:table-cell office:value-type="string" table:style-name="ce1">
            <text:p>Peche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98994251" table:style-name="ce1">
            <text:p>11.39899425</text:p>
          </table:table-cell>
          <table:table-cell office:value-type="float" office:value="47.258221628000101" table:style-name="ce1">
            <text:p>47.2582216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9964501" table:style-name="ce1">
            <text:p>11.3599645</text:p>
          </table:table-cell>
          <table:table-cell office:value-type="float" office:value="47.258487080000101" table:style-name="ce1">
            <text:p>47.2584870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Fußballplatz Wilten West / Besele</text:p>
          </table:table-cell>
          <table:table-cell office:value-type="string" table:style-name="ce1">
            <text:p>Innerkoflerstraße 11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83945092999999" table:style-name="ce1">
            <text:p>11.38394509</text:p>
          </table:table-cell>
          <table:table-cell office:value-type="float" office:value="47.258011619000101" table:style-name="ce1">
            <text:p>47.2580116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9727461" table:style-name="ce1">
            <text:p>11.35972746</text:p>
          </table:table-cell>
          <table:table-cell office:value-type="float" office:value="47.258472691000101" table:style-name="ce1">
            <text:p>47.2584726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parkassentennisclub</text:p>
          </table:table-cell>
          <table:table-cell office:value-type="string" table:style-name="ce1">
            <text:p>Fürstenweg 172b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72560710001" table:style-name="ce1">
            <text:p>11.35725607</text:p>
          </table:table-cell>
          <table:table-cell office:value-type="float" office:value="47.2584718680001" table:style-name="ce1">
            <text:p>47.25847187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9436755000001" table:style-name="ce1">
            <text:p>11.35943676</text:p>
          </table:table-cell>
          <table:table-cell office:value-type="float" office:value="47.258365064000003" table:style-name="ce1">
            <text:p>47.25836506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ennis- und Squashhallen West</text:p>
          </table:table-cell>
          <table:table-cell office:value-type="string" table:style-name="ce1">
            <text:p>Fürstenweg 172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355827205000001" table:style-name="ce1">
            <text:p>11.35582721</text:p>
          </table:table-cell>
          <table:table-cell office:value-type="float" office:value="47.2582281030001" table:style-name="ce1">
            <text:p>47.258228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ennis- und Squashhallen West</text:p>
          </table:table-cell>
          <table:table-cell office:value-type="string" table:style-name="ce1">
            <text:p>Fürstenweg 172</text:p>
          </table:table-cell>
          <table:table-cell office:value-type="string" table:style-name="ce1">
            <text:p>Squashhalle</text:p>
          </table:table-cell>
          <table:table-cell office:value-type="string" table:style-name="ce1">
            <text:p>Tennis/Squash</text:p>
          </table:table-cell>
          <table:table-cell office:value-type="float" office:value="11.3561609010001" table:style-name="ce1">
            <text:p>11.3561609</text:p>
          </table:table-cell>
          <table:table-cell office:value-type="float" office:value="47.258282574000098" table:style-name="ce1">
            <text:p>47.25828257</text:p>
          </table:table-cell>
          <table:table-cell office:value-type="string" table:style-name="ce1">
            <text:p>squash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Sparkassentennisclub</text:p>
          </table:table-cell>
          <table:table-cell office:value-type="string" table:style-name="ce1">
            <text:p>Fürstenweg 172b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7641047000101" table:style-name="ce1">
            <text:p>11.35764105</text:p>
          </table:table-cell>
          <table:table-cell office:value-type="float" office:value="47.2582191710001" table:style-name="ce1">
            <text:p>47.25821917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Sparkassentennisclub</text:p>
          </table:table-cell>
          <table:table-cell office:value-type="string" table:style-name="ce1">
            <text:p>Fürstenweg 172b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7432019999999" table:style-name="ce1">
            <text:p>11.35743202</text:p>
          </table:table-cell>
          <table:table-cell office:value-type="float" office:value="47.258164329000103" table:style-name="ce1">
            <text:p>47.2581643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602921240001" table:style-name="ce1">
            <text:p>11.36029212</text:p>
          </table:table-cell>
          <table:table-cell office:value-type="float" office:value="47.258064574999999" table:style-name="ce1">
            <text:p>47.2580645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9785547000101" table:style-name="ce1">
            <text:p>11.35978555</text:p>
          </table:table-cell>
          <table:table-cell office:value-type="float" office:value="47.258033791999999" table:style-name="ce1">
            <text:p>47.2580337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9482790000101" table:style-name="ce1">
            <text:p>11.35948279</text:p>
          </table:table-cell>
          <table:table-cell office:value-type="float" office:value="47.258015145999998" table:style-name="ce1">
            <text:p>47.2580151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Landessportcenter Tirol</text:p>
          </table:table-cell>
          <table:table-cell office:value-type="string" table:style-name="ce1">
            <text:p>Olympiastraße 10a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411184728" table:style-name="ce1">
            <text:p>11.41118473</text:p>
          </table:table-cell>
          <table:table-cell office:value-type="float" office:value="47.257506836000097" table:style-name="ce1">
            <text:p>47.25750684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nnis- und Squashhallen West</text:p>
          </table:table-cell>
          <table:table-cell office:value-type="string" table:style-name="ce1">
            <text:p>Fürstenweg 172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356168508000099" table:style-name="ce1">
            <text:p>11.35616851</text:p>
          </table:table-cell>
          <table:table-cell office:value-type="float" office:value="47.257912267999998" table:style-name="ce1">
            <text:p>47.25791227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Eisschnelllaufring</text:p>
          </table:table-cell>
          <table:table-cell office:value-type="string" table:style-name="ce1">
            <text:p>Olympiastraße 10</text:p>
          </table:table-cell>
          <table:table-cell office:value-type="string" table:style-name="ce1">
            <text:p>Eislaufplatz</text:p>
          </table:table-cell>
          <table:table-cell office:value-type="string" table:style-name="ce1">
            <text:p>Eissport</text:p>
          </table:table-cell>
          <table:table-cell office:value-type="float" office:value="11.408976942000001" table:style-name="ce1">
            <text:p>11.40897694</text:p>
          </table:table-cell>
          <table:table-cell office:value-type="float" office:value="47.257193135000101" table:style-name="ce1">
            <text:p>47.25719314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Eisschnelllaufring</text:p>
          </table:table-cell>
          <table:table-cell office:value-type="string" table:style-name="ce1">
            <text:p>Olympiastraße 10</text:p>
          </table:table-cell>
          <table:table-cell office:value-type="string" table:style-name="ce1">
            <text:p>Eislaufplatz</text:p>
          </table:table-cell>
          <table:table-cell office:value-type="string" table:style-name="ce1">
            <text:p>Eissport</text:p>
          </table:table-cell>
          <table:table-cell office:value-type="float" office:value="11.409864162000099" table:style-name="ce1">
            <text:p>11.40986416</text:p>
          </table:table-cell>
          <table:table-cell office:value-type="float" office:value="47.257090139000098" table:style-name="ce1">
            <text:p>47.25709014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3594365970001" table:style-name="ce1">
            <text:p>11.3594366</text:p>
          </table:table-cell>
          <table:table-cell office:value-type="float" office:value="47.257522280000003" table:style-name="ce1">
            <text:p>47.25752228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358314811000101" table:style-name="ce1">
            <text:p>11.35831481</text:p>
          </table:table-cell>
          <table:table-cell office:value-type="float" office:value="47.256967989000003" table:style-name="ce1">
            <text:p>47.25696799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58980498000101" table:style-name="ce1">
            <text:p>11.3589805</text:p>
          </table:table-cell>
          <table:table-cell office:value-type="float" office:value="47.256950545999999" table:style-name="ce1">
            <text:p>47.2569505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Spielplatz Mitterweg Ost</text:p>
          </table:table-cell>
          <table:table-cell office:value-type="string" table:style-name="ce1">
            <text:p>Mitterweg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708310650001" table:style-name="ce1">
            <text:p>11.37083107</text:p>
          </table:table-cell>
          <table:table-cell office:value-type="float" office:value="47.257117526999998" table:style-name="ce1">
            <text:p>47.2571175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3557104330001" table:style-name="ce1">
            <text:p>11.35571043</text:p>
          </table:table-cell>
          <table:table-cell office:value-type="float" office:value="47.257185080000099" table:style-name="ce1">
            <text:p>47.25718508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57504208" table:style-name="ce1">
            <text:p>11.35750421</text:p>
          </table:table-cell>
          <table:table-cell office:value-type="float" office:value="47.256658792000103" table:style-name="ce1">
            <text:p>47.2566587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359760529000001" table:style-name="ce1">
            <text:p>11.35976053</text:p>
          </table:table-cell>
          <table:table-cell office:value-type="float" office:value="47.256781111000102" table:style-name="ce1">
            <text:p>47.25678111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ivoli Stadion</text:p>
          </table:table-cell>
          <table:table-cell office:value-type="string" table:style-name="ce1">
            <text:p>Stadionstraße 1-1b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11176696" table:style-name="ce1">
            <text:p>11.4111767</text:p>
          </table:table-cell>
          <table:table-cell office:value-type="float" office:value="47.256008551999997" table:style-name="ce1">
            <text:p>47.2560085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chießstandhalle</text:p>
          </table:table-cell>
          <table:table-cell office:value-type="string" table:style-name="ce1">
            <text:p>Sonstiges</text:p>
          </table:table-cell>
          <table:table-cell office:value-type="float" office:value="11.354911966" table:style-name="ce1">
            <text:p>11.35491197</text:p>
          </table:table-cell>
          <table:table-cell office:value-type="float" office:value="47.256959119000001" table:style-name="ce1">
            <text:p>47.25695912</text:p>
          </table:table-cell>
          <table:table-cell office:value-type="string" table:style-name="ce1">
            <text:p>gewehrschiessen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54367091" table:style-name="ce1">
            <text:p>11.35436709</text:p>
          </table:table-cell>
          <table:table-cell office:value-type="float" office:value="47.256621195000001" table:style-name="ce1">
            <text:p>47.256621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Kletterzentrum Tivoli</text:p>
          </table:table-cell>
          <table:table-cell office:value-type="string" table:style-name="ce1">
            <text:p>Stadionstraße 1</text:p>
          </table:table-cell>
          <table:table-cell office:value-type="string" table:style-name="ce1">
            <text:p>Kletterhalle</text:p>
          </table:table-cell>
          <table:table-cell office:value-type="string" table:style-name="ce1">
            <text:p>Fitness/Klettern</text:p>
          </table:table-cell>
          <table:table-cell office:value-type="float" office:value="11.412083044999999" table:style-name="ce1">
            <text:p>11.41208305</text:p>
          </table:table-cell>
          <table:table-cell office:value-type="float" office:value="47.256349593000003" table:style-name="ce1">
            <text:p>47.25634959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6585593" table:style-name="ce1">
            <text:p>11.35658559</text:p>
          </table:table-cell>
          <table:table-cell office:value-type="float" office:value="47.256923360000002" table:style-name="ce1">
            <text:p>47.25692336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66666200001" table:style-name="ce1">
            <text:p>11.35666662</text:p>
          </table:table-cell>
          <table:table-cell office:value-type="float" office:value="47.256829504999999" table:style-name="ce1">
            <text:p>47.2568295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66830240001" table:style-name="ce1">
            <text:p>11.35668302</text:p>
          </table:table-cell>
          <table:table-cell office:value-type="float" office:value="47.256707476000003" table:style-name="ce1">
            <text:p>47.2567074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5233981" table:style-name="ce1">
            <text:p>11.35523398</text:p>
          </table:table-cell>
          <table:table-cell office:value-type="float" office:value="47.256567824000101" table:style-name="ce1">
            <text:p>47.2565678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ivoli Fußballplatz W2</text:p>
          </table:table-cell>
          <table:table-cell office:value-type="string" table:style-name="ce1">
            <text:p>Olympiastraße 10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09820536" table:style-name="ce1">
            <text:p>11.40982054</text:p>
          </table:table-cell>
          <table:table-cell office:value-type="float" office:value="47.255827261" table:style-name="ce1">
            <text:p>47.25582726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6256493" table:style-name="ce1">
            <text:p>11.35625649</text:p>
          </table:table-cell>
          <table:table-cell office:value-type="float" office:value="47.256626035000103" table:style-name="ce1">
            <text:p>47.2566260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57738980001" table:style-name="ce1">
            <text:p>11.3557739</text:p>
          </table:table-cell>
          <table:table-cell office:value-type="float" office:value="47.256673862000099" table:style-name="ce1">
            <text:p>47.25667386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nnisanlage ÖBB</text:p>
          </table:table-cell>
          <table:table-cell office:value-type="string" table:style-name="ce1">
            <text:p>Hauptfrachtenbahnhof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03569134000101" table:style-name="ce1">
            <text:p>11.40356913</text:p>
          </table:table-cell>
          <table:table-cell office:value-type="float" office:value="47.256002388000098" table:style-name="ce1">
            <text:p>47.2560023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Kletterhalle</text:p>
          </table:table-cell>
          <table:table-cell office:value-type="string" table:style-name="ce1">
            <text:p>Fitness/Klettern</text:p>
          </table:table-cell>
          <table:table-cell office:value-type="float" office:value="11.355827678000001" table:style-name="ce1">
            <text:p>11.35582768</text:p>
          </table:table-cell>
          <table:table-cell office:value-type="float" office:value="47.256522519999997" table:style-name="ce1">
            <text:p>47.25652252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6625173999999" table:style-name="ce1">
            <text:p>11.35662517</text:p>
          </table:table-cell>
          <table:table-cell office:value-type="float" office:value="47.256272578999997" table:style-name="ce1">
            <text:p>47.2562725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2479709000001" table:style-name="ce1">
            <text:p>11.35247971</text:p>
          </table:table-cell>
          <table:table-cell office:value-type="float" office:value="47.256245132000103" table:style-name="ce1">
            <text:p>47.2562451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351961628" table:style-name="ce1">
            <text:p>11.35196163</text:p>
          </table:table-cell>
          <table:table-cell office:value-type="float" office:value="47.256328391000103" table:style-name="ce1">
            <text:p>47.25632839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59880880001" table:style-name="ce1">
            <text:p>11.35598809</text:p>
          </table:table-cell>
          <table:table-cell office:value-type="float" office:value="47.256175818000003" table:style-name="ce1">
            <text:p>47.2561758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53985350001" table:style-name="ce1">
            <text:p>11.35539854</text:p>
          </table:table-cell>
          <table:table-cell office:value-type="float" office:value="47.2561440650001" table:style-name="ce1">
            <text:p>47.25614407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351445590000001" table:style-name="ce1">
            <text:p>11.35144559</text:p>
          </table:table-cell>
          <table:table-cell office:value-type="float" office:value="47.2562476700001" table:style-name="ce1">
            <text:p>47.25624767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nnisanlage ÖBB</text:p>
          </table:table-cell>
          <table:table-cell office:value-type="string" table:style-name="ce1">
            <text:p>Hauptfrachtenbahnhof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0366197" table:style-name="ce1">
            <text:p>11.40366197</text:p>
          </table:table-cell>
          <table:table-cell office:value-type="float" office:value="47.2556711820001" table:style-name="ce1">
            <text:p>47.2556711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3512860340001" table:style-name="ce1">
            <text:p>11.35128603</text:p>
          </table:table-cell>
          <table:table-cell office:value-type="float" office:value="47.256231002000099" table:style-name="ce1">
            <text:p>47.256231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Fitnessparkour Amras</text:p>
          </table:table-cell>
          <table:table-cell office:value-type="string" table:style-name="ce1">
            <text:p>Tummelplatzweg</text:p>
          </table:table-cell>
          <table:table-cell office:value-type="string" table:style-name="ce1">
            <text:p>Fitnessparkour</text:p>
          </table:table-cell>
          <table:table-cell office:value-type="string" table:style-name="ce1">
            <text:p>Fitness/Klettern</text:p>
          </table:table-cell>
          <table:table-cell office:value-type="float" office:value="11.427065413999999" table:style-name="ce1">
            <text:p>11.42706541</text:p>
          </table:table-cell>
          <table:table-cell office:value-type="float" office:value="47.254496566999997" table:style-name="ce1">
            <text:p>47.25449657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351126403" table:style-name="ce1">
            <text:p>11.3511264</text:p>
          </table:table-cell>
          <table:table-cell office:value-type="float" office:value="47.256214323999998" table:style-name="ce1">
            <text:p>47.25621432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518872650001" table:style-name="ce1">
            <text:p>11.35188727</text:p>
          </table:table-cell>
          <table:table-cell office:value-type="float" office:value="47.256113189000096" table:style-name="ce1">
            <text:p>47.25611319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Universitätssportanlagen</text:p>
          </table:table-cell>
          <table:table-cell office:value-type="string" table:style-name="ce1">
            <text:p>Fürstenweg 185</text:p>
          </table:table-cell>
          <table:table-cell office:value-type="string" table:style-name="ce1">
            <text:p>Kletterhalle</text:p>
          </table:table-cell>
          <table:table-cell office:value-type="string" table:style-name="ce1">
            <text:p>Fitness/Klettern</text:p>
          </table:table-cell>
          <table:table-cell office:value-type="float" office:value="11.3517687140001" table:style-name="ce1">
            <text:p>11.35176871</text:p>
          </table:table-cell>
          <table:table-cell office:value-type="float" office:value="47.256020234000097" table:style-name="ce1">
            <text:p>47.25602023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portanlage Pulverturm</text:p>
          </table:table-cell>
          <table:table-cell office:value-type="string" table:style-name="ce1">
            <text:p>Hans-Flöckinger-Promenad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7031606" table:style-name="ce1">
            <text:p>11.35703161</text:p>
          </table:table-cell>
          <table:table-cell office:value-type="float" office:value="47.255939957000102" table:style-name="ce1">
            <text:p>47.25593996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portanlage Pulverturm</text:p>
          </table:table-cell>
          <table:table-cell office:value-type="string" table:style-name="ce1">
            <text:p>Hans-Flöckinger-Promenad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650614" table:style-name="ce1">
            <text:p>11.35650614</text:p>
          </table:table-cell>
          <table:table-cell office:value-type="float" office:value="47.255908083000101" table:style-name="ce1">
            <text:p>47.25590808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Sportanlage Pulverturm</text:p>
          </table:table-cell>
          <table:table-cell office:value-type="string" table:style-name="ce1">
            <text:p>Hans-Flöckinger-Promenade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3558985610001" table:style-name="ce1">
            <text:p>11.35589856</text:p>
          </table:table-cell>
          <table:table-cell office:value-type="float" office:value="47.255797246" table:style-name="ce1">
            <text:p>47.25579725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Tivoli Beachvolleyballplatz</text:p>
          </table:table-cell>
          <table:table-cell office:value-type="string" table:style-name="ce1">
            <text:p>Olympiastraße 10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100244800001" table:style-name="ce1">
            <text:p>11.41002448</text:p>
          </table:table-cell>
          <table:table-cell office:value-type="float" office:value="47.255209122000103" table:style-name="ce1">
            <text:p>47.25520912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Sportanlage Pulverturm</text:p>
          </table:table-cell>
          <table:table-cell office:value-type="string" table:style-name="ce1">
            <text:p>Hans-Flöckinger-Promenade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356955113" table:style-name="ce1">
            <text:p>11.35695511</text:p>
          </table:table-cell>
          <table:table-cell office:value-type="float" office:value="47.255749725999998" table:style-name="ce1">
            <text:p>47.25574973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Sportanlage Pulverturm</text:p>
          </table:table-cell>
          <table:table-cell office:value-type="string" table:style-name="ce1">
            <text:p>Hans-Flöckinger-Promenade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356632346" table:style-name="ce1">
            <text:p>11.35663235</text:p>
          </table:table-cell>
          <table:table-cell office:value-type="float" office:value="47.255729970000097" table:style-name="ce1">
            <text:p>47.25572997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portplatz Stift Wilten</text:p>
          </table:table-cell>
          <table:table-cell office:value-type="string" table:style-name="ce1">
            <text:p>Klostergass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0230466" table:style-name="ce1">
            <text:p>11.40023047</text:p>
          </table:table-cell>
          <table:table-cell office:value-type="float" office:value="47.254078341000103" table:style-name="ce1">
            <text:p>47.2540783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portanlage PHT</text:p>
          </table:table-cell>
          <table:table-cell office:value-type="string" table:style-name="ce1">
            <text:p>Pastorstraße 7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3960008290001" table:style-name="ce1">
            <text:p>11.39600083</text:p>
          </table:table-cell>
          <table:table-cell office:value-type="float" office:value="47.252722271000003" table:style-name="ce1">
            <text:p>47.25272227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portanlage PHT</text:p>
          </table:table-cell>
          <table:table-cell office:value-type="string" table:style-name="ce1">
            <text:p>Pastorstraße 7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956818950001" table:style-name="ce1">
            <text:p>11.3956819</text:p>
          </table:table-cell>
          <table:table-cell office:value-type="float" office:value="47.252728791000003" table:style-name="ce1">
            <text:p>47.2527287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portanlage PHT</text:p>
          </table:table-cell>
          <table:table-cell office:value-type="string" table:style-name="ce1">
            <text:p>Pastorstraße 7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95462111000001" table:style-name="ce1">
            <text:p>11.39546211</text:p>
          </table:table-cell>
          <table:table-cell office:value-type="float" office:value="47.252424779000101" table:style-name="ce1">
            <text:p>47.25242478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portanlage Sieglanger</text:p>
          </table:table-cell>
          <table:table-cell office:value-type="string" table:style-name="ce1">
            <text:p>Josef-Franz-Huter-Straße 72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55481733" table:style-name="ce1">
            <text:p>11.35548173</text:p>
          </table:table-cell>
          <table:table-cell office:value-type="float" office:value="47.2524776610001" table:style-name="ce1">
            <text:p>47.25247766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portanlage Sieglanger</text:p>
          </table:table-cell>
          <table:table-cell office:value-type="string" table:style-name="ce1">
            <text:p>Josef-Franz-Huter-Straße 72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56587484" table:style-name="ce1">
            <text:p>11.35658748</text:p>
          </table:table-cell>
          <table:table-cell office:value-type="float" office:value="47.252505609000103" table:style-name="ce1">
            <text:p>47.25250561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Sporthalle VS Sieglanger</text:p>
          </table:table-cell>
          <table:table-cell office:value-type="string" table:style-name="ce1">
            <text:p>Weingartnerstraße 26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66491264" table:style-name="ce1">
            <text:p>11.36649126</text:p>
          </table:table-cell>
          <table:table-cell office:value-type="float" office:value="47.252330143000101" table:style-name="ce1">
            <text:p>47.2523301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Sprungschanze Bergisel</text:p>
          </table:table-cell>
          <table:table-cell office:value-type="string" table:style-name="ce1">
            <text:p>Bergisel</text:p>
          </table:table-cell>
          <table:table-cell office:value-type="string" table:style-name="ce1">
            <text:p>Sprungschanze</text:p>
          </table:table-cell>
          <table:table-cell office:value-type="string" table:style-name="ce1">
            <text:p>Wintersport</text:p>
          </table:table-cell>
          <table:table-cell office:value-type="float" office:value="11.399544740000101" table:style-name="ce1">
            <text:p>11.39954474</text:p>
          </table:table-cell>
          <table:table-cell office:value-type="float" office:value="47.248648983000102" table:style-name="ce1">
            <text:p>47.24864898</text:p>
          </table:table-cell>
          <table:table-cell office:value-type="string" table:style-name="ce1">
            <text:p>skisprung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Tennisplätze Ziegelstadl</text:p>
          </table:table-cell>
          <table:table-cell office:value-type="string" table:style-name="ce1">
            <text:p>Völser Straße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5921102" table:style-name="ce1">
            <text:p>11.3559211</text:p>
          </table:table-cell>
          <table:table-cell office:value-type="float" office:value="47.2488176150001" table:style-name="ce1">
            <text:p>47.2488176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ennisplätze Ziegelstadl</text:p>
          </table:table-cell>
          <table:table-cell office:value-type="string" table:style-name="ce1">
            <text:p>Völser Straße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355455947999999" table:style-name="ce1">
            <text:p>11.35545595</text:p>
          </table:table-cell>
          <table:table-cell office:value-type="float" office:value="47.2487268940001" table:style-name="ce1">
            <text:p>47.2487268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pielplatz Grillhof</text:p>
          </table:table-cell>
          <table:table-cell office:value-type="string" table:style-name="ce1">
            <text:p>Grillhofweg 100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7306949000001" table:style-name="ce1">
            <text:p>11.40730695</text:p>
          </table:table-cell>
          <table:table-cell office:value-type="float" office:value="47.240601728000101" table:style-name="ce1">
            <text:p>47.2406017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Sporthalle VS Igls-Vill</text:p>
          </table:table-cell>
          <table:table-cell office:value-type="string" table:style-name="ce1">
            <text:p>Habichtstraße 9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06886495" table:style-name="ce1">
            <text:p>11.4068865</text:p>
          </table:table-cell>
          <table:table-cell office:value-type="float" office:value="47.232171198000103" table:style-name="ce1">
            <text:p>47.2321712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chießstand Igls</text:p>
          </table:table-cell>
          <table:table-cell office:value-type="string" table:style-name="ce1">
            <text:p>Igler Straße 58a</text:p>
          </table:table-cell>
          <table:table-cell office:value-type="string" table:style-name="ce1">
            <text:p>Schießstandhalle</text:p>
          </table:table-cell>
          <table:table-cell office:value-type="string" table:style-name="ce1">
            <text:p>Sonstiges</text:p>
          </table:table-cell>
          <table:table-cell office:value-type="float" office:value="11.406429525" table:style-name="ce1">
            <text:p>11.40642953</text:p>
          </table:table-cell>
          <table:table-cell office:value-type="float" office:value="47.230028599000001" table:style-name="ce1">
            <text:p>47.2300286</text:p>
          </table:table-cell>
          <table:table-cell office:value-type="string" table:style-name="ce1">
            <text:p>gewehrschiessen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kigebiet Patscherkofel</text:p>
          </table:table-cell>
          <table:table-cell office:value-type="string" table:style-name="ce1">
            <text:p>Bilgeristraße 24</text:p>
          </table:table-cell>
          <table:table-cell office:value-type="string" table:style-name="ce1">
            <text:p>Skigebiet</text:p>
          </table:table-cell>
          <table:table-cell office:value-type="string" table:style-name="ce1">
            <text:p>Wintersport</text:p>
          </table:table-cell>
          <table:table-cell office:value-type="float" office:value="11.4133924810001" table:style-name="ce1">
            <text:p>11.41339248</text:p>
          </table:table-cell>
          <table:table-cell office:value-type="float" office:value="47.228932221999997" table:style-name="ce1">
            <text:p>47.22893222</text:p>
          </table:table-cell>
          <table:table-cell office:value-type="string" table:style-name="ce1">
            <text:p>ski_alpin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Eislaufplatz / Beachvolleyballplatz Igls</text:p>
          </table:table-cell>
          <table:table-cell office:value-type="string" table:style-name="ce1">
            <text:p>nahe Bilgeristraße 24</text:p>
          </table:table-cell>
          <table:table-cell office:value-type="string" table:style-name="ce1">
            <text:p>Eislauf-/Beachvolleyballpl.</text:p>
          </table:table-cell>
          <table:table-cell office:value-type="string" table:style-name="ce1">
            <text:p>Funsport</text:p>
          </table:table-cell>
          <table:table-cell office:value-type="float" office:value="11.413883984000099" table:style-name="ce1">
            <text:p>11.41388398</text:p>
          </table:table-cell>
          <table:table-cell office:value-type="float" office:value="47.229120110000103" table:style-name="ce1">
            <text:p>47.22912011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Skigebiet Patscherkofel</text:p>
          </table:table-cell>
          <table:table-cell office:value-type="string" table:style-name="ce1">
            <text:p>Bilgeristraße 24</text:p>
          </table:table-cell>
          <table:table-cell office:value-type="string" table:style-name="ce1">
            <text:p>Skigebiet</text:p>
          </table:table-cell>
          <table:table-cell office:value-type="string" table:style-name="ce1">
            <text:p>Wintersport</text:p>
          </table:table-cell>
          <table:table-cell office:value-type="float" office:value="11.418588717" table:style-name="ce1">
            <text:p>11.41858872</text:p>
          </table:table-cell>
          <table:table-cell office:value-type="float" office:value="47.227242302000001" table:style-name="ce1">
            <text:p>47.2272423</text:p>
          </table:table-cell>
          <table:table-cell office:value-type="string" table:style-name="ce1">
            <text:p>ski_alpin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Reitarena Innsbruck-Igls</text:p>
          </table:table-cell>
          <table:table-cell office:value-type="string" table:style-name="ce1">
            <text:p>Römerstraße 50</text:p>
          </table:table-cell>
          <table:table-cell office:value-type="string" table:style-name="ce1">
            <text:p>Reitanlage</text:p>
          </table:table-cell>
          <table:table-cell office:value-type="string" table:style-name="ce1">
            <text:p>Sonstiges</text:p>
          </table:table-cell>
          <table:table-cell office:value-type="float" office:value="11.426643766" table:style-name="ce1">
            <text:p>11.42664377</text:p>
          </table:table-cell>
          <table:table-cell office:value-type="float" office:value="47.227485558000097" table:style-name="ce1">
            <text:p>47.22748556</text:p>
          </table:table-cell>
          <table:table-cell office:value-type="string" table:style-name="ce1">
            <text:p>reiten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3692780001" table:style-name="ce1">
            <text:p>11.41036928</text:p>
          </table:table-cell>
          <table:table-cell office:value-type="float" office:value="47.226857424999999" table:style-name="ce1">
            <text:p>47.2268574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537663000101" table:style-name="ce1">
            <text:p>11.41053766</text:p>
          </table:table-cell>
          <table:table-cell office:value-type="float" office:value="47.226762999000101" table:style-name="ce1">
            <text:p>47.22676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7055850001" table:style-name="ce1">
            <text:p>11.41070559</text:p>
          </table:table-cell>
          <table:table-cell office:value-type="float" office:value="47.226668197999999" table:style-name="ce1">
            <text:p>47.226668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Reitarena Innsbruck-Igls</text:p>
          </table:table-cell>
          <table:table-cell office:value-type="string" table:style-name="ce1">
            <text:p>Römerstraße 50</text:p>
          </table:table-cell>
          <table:table-cell office:value-type="string" table:style-name="ce1">
            <text:p>Reithalle</text:p>
          </table:table-cell>
          <table:table-cell office:value-type="string" table:style-name="ce1">
            <text:p>Sonstiges</text:p>
          </table:table-cell>
          <table:table-cell office:value-type="float" office:value="11.428805106" table:style-name="ce1">
            <text:p>11.42880511</text:p>
          </table:table-cell>
          <table:table-cell office:value-type="float" office:value="47.226432899000002" table:style-name="ce1">
            <text:p>47.2264329</text:p>
          </table:table-cell>
          <table:table-cell office:value-type="string" table:style-name="ce1">
            <text:p>reiten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1386900001" table:style-name="ce1">
            <text:p>11.41013869</text:p>
          </table:table-cell>
          <table:table-cell office:value-type="float" office:value="47.2265862880001" table:style-name="ce1">
            <text:p>47.22658629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09963624000101" table:style-name="ce1">
            <text:p>11.40996362</text:p>
          </table:table-cell>
          <table:table-cell office:value-type="float" office:value="47.226443652999997" table:style-name="ce1">
            <text:p>47.2264436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09821847" table:style-name="ce1">
            <text:p>11.40982185</text:p>
          </table:table-cell>
          <table:table-cell office:value-type="float" office:value="47.226325209000002" table:style-name="ce1">
            <text:p>47.2263252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10377327000001" table:style-name="ce1">
            <text:p>11.41037733</text:p>
          </table:table-cell>
          <table:table-cell office:value-type="float" office:value="47.225916255000101" table:style-name="ce1">
            <text:p>47.22591626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Squashhalle</text:p>
          </table:table-cell>
          <table:table-cell office:value-type="string" table:style-name="ce1">
            <text:p>Tennis/Squash</text:p>
          </table:table-cell>
          <table:table-cell office:value-type="float" office:value="11.410772796000099" table:style-name="ce1">
            <text:p>11.4107728</text:p>
          </table:table-cell>
          <table:table-cell office:value-type="float" office:value="47.226001569000097" table:style-name="ce1">
            <text:p>47.22600157</text:p>
          </table:table-cell>
          <table:table-cell office:value-type="string" table:style-name="ce1">
            <text:p>squash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Fußballplatz Igls</text:p>
          </table:table-cell>
          <table:table-cell office:value-type="string" table:style-name="ce1">
            <text:p>Heiligwasserweg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209044780001" table:style-name="ce1">
            <text:p>11.42090448</text:p>
          </table:table-cell>
          <table:table-cell office:value-type="float" office:value="47.225396381000103" table:style-name="ce1">
            <text:p>47.22539638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0134190001" table:style-name="ce1">
            <text:p>11.41001342</text:p>
          </table:table-cell>
          <table:table-cell office:value-type="float" office:value="47.225772147000001" table:style-name="ce1">
            <text:p>47.2257721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Skigebiet Patscherkofel</text:p>
          </table:table-cell>
          <table:table-cell office:value-type="string" table:style-name="ce1">
            <text:p>Bilgeristraße 24</text:p>
          </table:table-cell>
          <table:table-cell office:value-type="string" table:style-name="ce1">
            <text:p>Skigebiet</text:p>
          </table:table-cell>
          <table:table-cell office:value-type="string" table:style-name="ce1">
            <text:p>Wintersport</text:p>
          </table:table-cell>
          <table:table-cell office:value-type="float" office:value="11.423451892999999" table:style-name="ce1">
            <text:p>11.42345189</text:p>
          </table:table-cell>
          <table:table-cell office:value-type="float" office:value="47.223786641000103" table:style-name="ce1">
            <text:p>47.22378664</text:p>
          </table:table-cell>
          <table:table-cell office:value-type="string" table:style-name="ce1">
            <text:p>ski_alpin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Olympia Bob- und Rodelbahn</text:p>
          </table:table-cell>
          <table:table-cell office:value-type="string" table:style-name="ce1">
            <text:p>Römerstraße</text:p>
          </table:table-cell>
          <table:table-cell office:value-type="string" table:style-name="ce1">
            <text:p>Bobbahn</text:p>
          </table:table-cell>
          <table:table-cell office:value-type="string" table:style-name="ce1">
            <text:p>Wintersport</text:p>
          </table:table-cell>
          <table:table-cell office:value-type="float" office:value="11.434736507" table:style-name="ce1">
            <text:p>11.43473651</text:p>
          </table:table-cell>
          <table:table-cell office:value-type="float" office:value="47.221038837999998" table:style-name="ce1">
            <text:p>47.22103884</text:p>
          </table:table-cell>
          <table:table-cell office:value-type="string" table:style-name="ce1">
            <text:p>bob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Skigebiet Patscherkofel</text:p>
          </table:table-cell>
          <table:table-cell office:value-type="string" table:style-name="ce1">
            <text:p>Bilgeristraße 24</text:p>
          </table:table-cell>
          <table:table-cell office:value-type="string" table:style-name="ce1">
            <text:p>Skigebiet</text:p>
          </table:table-cell>
          <table:table-cell office:value-type="string" table:style-name="ce1">
            <text:p>Wintersport</text:p>
          </table:table-cell>
          <table:table-cell office:value-type="float" office:value="11.433263911999999" table:style-name="ce1">
            <text:p>11.43326391</text:p>
          </table:table-cell>
          <table:table-cell office:value-type="float" office:value="47.212455331999998" table:style-name="ce1">
            <text:p>47.21245533</text:p>
          </table:table-cell>
          <table:table-cell office:value-type="string" table:style-name="ce1">
            <text:p>ski_alpin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Klettergarten Ahrntal</text:p>
          </table:table-cell>
          <table:table-cell office:value-type="string" table:style-name="ce1">
            <text:p>Vill - Mülldeponie Ahrntal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398955076" table:style-name="ce1">
            <text:p>11.39895508</text:p>
          </table:table-cell>
          <table:table-cell office:value-type="float" office:value="47.217322541000001" table:style-name="ce1">
            <text:p>47.21732254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Klettergarten Ahrntal</text:p>
          </table:table-cell>
          <table:table-cell office:value-type="string" table:style-name="ce1">
            <text:p>Vill - Mülldeponie Ahrntal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397181295000101" table:style-name="ce1">
            <text:p>11.3971813</text:p>
          </table:table-cell>
          <table:table-cell office:value-type="float" office:value="47.217135351000103" table:style-name="ce1">
            <text:p>47.21713535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Klettergarten Goldbichl (ÖAV)</text:p>
          </table:table-cell>
          <table:table-cell office:value-type="string" table:style-name="ce1">
            <text:p>Römerstraße</text:p>
          </table:table-cell>
          <table:table-cell office:value-type="string" table:style-name="ce1">
            <text:p>Klettergarten</text:p>
          </table:table-cell>
          <table:table-cell office:value-type="string" table:style-name="ce1">
            <text:p>Fitness/Klettern</text:p>
          </table:table-cell>
          <table:table-cell office:value-type="float" office:value="11.41939489" table:style-name="ce1">
            <text:p>11.41939489</text:p>
          </table:table-cell>
          <table:table-cell office:value-type="float" office:value="47.215560580000002" table:style-name="ce1">
            <text:p>47.21556058</text:p>
          </table:table-cell>
          <table:table-cell office:value-type="string" table:style-name="ce1">
            <text:p>klettern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407656496000101" table:style-name="ce1">
            <text:p>11.4076565</text:p>
          </table:table-cell>
          <table:table-cell office:value-type="float" office:value="47.259545031000101" table:style-name="ce1">
            <text:p>47.25954503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7849346000001" table:style-name="ce1">
            <text:p>11.40784935</text:p>
          </table:table-cell>
          <table:table-cell office:value-type="float" office:value="47.2590378310001" table:style-name="ce1">
            <text:p>47.2590378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408281572" table:style-name="ce1">
            <text:p>11.40828157</text:p>
          </table:table-cell>
          <table:table-cell office:value-type="float" office:value="47.258979156000102" table:style-name="ce1">
            <text:p>47.25897916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Hypoxi Studio Innsbruck</text:p>
          </table:table-cell>
          <table:table-cell office:value-type="string" table:style-name="ce1">
            <text:p>Viaduktbogen 53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404299643000099" table:style-name="ce1">
            <text:p>11.40429964</text:p>
          </table:table-cell>
          <table:table-cell office:value-type="float" office:value="47.270924782000101" table:style-name="ce1">
            <text:p>47.27092478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Fitnesscenter Lhotka</text:p>
          </table:table-cell>
          <table:table-cell office:value-type="string" table:style-name="ce1">
            <text:p>Innrain 11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91384843000001" table:style-name="ce1">
            <text:p>11.39138484</text:p>
          </table:table-cell>
          <table:table-cell office:value-type="float" office:value="47.266632038000097" table:style-name="ce1">
            <text:p>47.26663204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Fitnesscenter Kleewein</text:p>
          </table:table-cell>
          <table:table-cell office:value-type="string" table:style-name="ce1">
            <text:p>Grabenweg 67b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4386396250001" table:style-name="ce1">
            <text:p>11.43863963</text:p>
          </table:table-cell>
          <table:table-cell office:value-type="float" office:value="47.265250305000102" table:style-name="ce1">
            <text:p>47.26525031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Body-Mind</text:p>
          </table:table-cell>
          <table:table-cell office:value-type="string" table:style-name="ce1">
            <text:p>Andreas-Hofer-Straße 11-13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917841040001" table:style-name="ce1">
            <text:p>11.3917841</text:p>
          </table:table-cell>
          <table:table-cell office:value-type="float" office:value="47.260964215999998" table:style-name="ce1">
            <text:p>47.26096422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Body-Mind</text:p>
          </table:table-cell>
          <table:table-cell office:value-type="string" table:style-name="ce1">
            <text:p>Andreas-Hofer-Straße 11-13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91817813999999" table:style-name="ce1">
            <text:p>11.39181781</text:p>
          </table:table-cell>
          <table:table-cell office:value-type="float" office:value="47.260804037000099" table:style-name="ce1">
            <text:p>47.26080404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Alfa Sports and SPA</text:p>
          </table:table-cell>
          <table:table-cell office:value-type="string" table:style-name="ce1">
            <text:p>Innrain 143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77456259000001" table:style-name="ce1">
            <text:p>11.37745626</text:p>
          </table:table-cell>
          <table:table-cell office:value-type="float" office:value="47.256156233000098" table:style-name="ce1">
            <text:p>47.25615623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Baggersee Minigolf</text:p>
          </table:table-cell>
          <table:table-cell office:value-type="string" table:style-name="ce1">
            <text:p>Archenweg</text:p>
          </table:table-cell>
          <table:table-cell office:value-type="string" table:style-name="ce1">
            <text:p>Minigolfanlage</text:p>
          </table:table-cell>
          <table:table-cell office:value-type="string" table:style-name="ce1">
            <text:p>Golf/Minigolf</text:p>
          </table:table-cell>
          <table:table-cell office:value-type="float" office:value="11.447210222000001" table:style-name="ce1">
            <text:p>11.44721022</text:p>
          </table:table-cell>
          <table:table-cell office:value-type="float" office:value="47.267184135000001" table:style-name="ce1">
            <text:p>47.26718414</text:p>
          </table:table-cell>
          <table:table-cell office:value-type="string" table:style-name="ce1">
            <text:p>minigolf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Baggersee Minigolf</text:p>
          </table:table-cell>
          <table:table-cell office:value-type="string" table:style-name="ce1">
            <text:p>Archenweg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447870382000101" table:style-name="ce1">
            <text:p>11.44787038</text:p>
          </table:table-cell>
          <table:table-cell office:value-type="float" office:value="47.26704848" table:style-name="ce1">
            <text:p>47.26704848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Baggersee</text:p>
          </table:table-cell>
          <table:table-cell office:value-type="string" table:style-name="ce1">
            <text:p>Archenweg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467182600001" table:style-name="ce1">
            <text:p>11.44671826</text:p>
          </table:table-cell>
          <table:table-cell office:value-type="float" office:value="47.266905227999999" table:style-name="ce1">
            <text:p>47.26690523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Baggersee</text:p>
          </table:table-cell>
          <table:table-cell office:value-type="string" table:style-name="ce1">
            <text:p>Archenweg</text:p>
          </table:table-cell>
          <table:table-cell office:value-type="string" table:style-name="ce1">
            <text:p>Bocciabahn</text:p>
          </table:table-cell>
          <table:table-cell office:value-type="string" table:style-name="ce1">
            <text:p>Sonstiges</text:p>
          </table:table-cell>
          <table:table-cell office:value-type="float" office:value="11.447088415000101" table:style-name="ce1">
            <text:p>11.44708842</text:p>
          </table:table-cell>
          <table:table-cell office:value-type="float" office:value="47.266924323000097" table:style-name="ce1">
            <text:p>47.26692432</text:p>
          </table:table-cell>
          <table:table-cell office:value-type="string" table:style-name="ce1">
            <text:p>boccia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ggersee</text:p>
          </table:table-cell>
          <table:table-cell office:value-type="string" table:style-name="ce1">
            <text:p>Archenweg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468802590001" table:style-name="ce1">
            <text:p>11.44688026</text:p>
          </table:table-cell>
          <table:table-cell office:value-type="float" office:value="47.265771004999998" table:style-name="ce1">
            <text:p>47.26577101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Eislaufplatz O-Dorf</text:p>
          </table:table-cell>
          <table:table-cell office:value-type="string" table:style-name="ce1">
            <text:p>Kajetan-Sweth-Straße 14</text:p>
          </table:table-cell>
          <table:table-cell office:value-type="string" table:style-name="ce1">
            <text:p>Eislaufplatz</text:p>
          </table:table-cell>
          <table:table-cell office:value-type="string" table:style-name="ce1">
            <text:p>Eissport</text:p>
          </table:table-cell>
          <table:table-cell office:value-type="float" office:value="11.442086493" table:style-name="ce1">
            <text:p>11.44208649</text:p>
          </table:table-cell>
          <table:table-cell office:value-type="float" office:value="47.270595683000103" table:style-name="ce1">
            <text:p>47.27059568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Sportanlage Ursulinengymnasium</text:p>
          </table:table-cell>
          <table:table-cell office:value-type="string" table:style-name="ce1">
            <text:p>Fürstenweg 86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3697323390001" table:style-name="ce1">
            <text:p>11.36973234</text:p>
          </table:table-cell>
          <table:table-cell office:value-type="float" office:value="47.262711640000099" table:style-name="ce1">
            <text:p>47.26271164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Sportanlage Ursulinengymnasium</text:p>
          </table:table-cell>
          <table:table-cell office:value-type="string" table:style-name="ce1">
            <text:p>Fürstenweg 86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69895292000001" table:style-name="ce1">
            <text:p>11.36989529</text:p>
          </table:table-cell>
          <table:table-cell office:value-type="float" office:value="47.262426031000103" table:style-name="ce1">
            <text:p>47.2624260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Sportanlage PHT</text:p>
          </table:table-cell>
          <table:table-cell office:value-type="string" table:style-name="ce1">
            <text:p>Pastorstraße 7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5080561" table:style-name="ce1">
            <text:p>11.39508056</text:p>
          </table:table-cell>
          <table:table-cell office:value-type="float" office:value="47.253075465000101" table:style-name="ce1">
            <text:p>47.2530754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Kegelbahn</text:p>
          </table:table-cell>
          <table:table-cell office:value-type="string" table:style-name="ce1">
            <text:p>Sporthalle</text:p>
          </table:table-cell>
          <table:table-cell office:value-type="float" office:value="11.424419127" table:style-name="ce1">
            <text:p>11.42441913</text:p>
          </table:table-cell>
          <table:table-cell office:value-type="float" office:value="47.270643667999998" table:style-name="ce1">
            <text:p>47.27064367</text:p>
          </table:table-cell>
          <table:table-cell office:value-type="string" table:style-name="ce1">
            <text:p>kegeln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nnis- und Squashcenter</text:p>
          </table:table-cell>
          <table:table-cell office:value-type="string" table:style-name="ce1">
            <text:p>Stadlweg 40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30956929000001" table:style-name="ce1">
            <text:p>11.43095693</text:p>
          </table:table-cell>
          <table:table-cell office:value-type="float" office:value="47.266751823000099" table:style-name="ce1">
            <text:p>47.2667518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nnis- und Squashcenter</text:p>
          </table:table-cell>
          <table:table-cell office:value-type="string" table:style-name="ce1">
            <text:p>Stadlweg 40</text:p>
          </table:table-cell>
          <table:table-cell office:value-type="string" table:style-name="ce1">
            <text:p>Squashhalle</text:p>
          </table:table-cell>
          <table:table-cell office:value-type="string" table:style-name="ce1">
            <text:p>Tennis/Squash</text:p>
          </table:table-cell>
          <table:table-cell office:value-type="float" office:value="11.431273524000099" table:style-name="ce1">
            <text:p>11.43127352</text:p>
          </table:table-cell>
          <table:table-cell office:value-type="float" office:value="47.266733508000101" table:style-name="ce1">
            <text:p>47.26673351</text:p>
          </table:table-cell>
          <table:table-cell office:value-type="string" table:style-name="ce1">
            <text:p>squash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nnis- und Squashcenter</text:p>
          </table:table-cell>
          <table:table-cell office:value-type="string" table:style-name="ce1">
            <text:p>Stadlweg 40</text:p>
          </table:table-cell>
          <table:table-cell office:value-type="string" table:style-name="ce1">
            <text:p>Tennishalle</text:p>
          </table:table-cell>
          <table:table-cell office:value-type="string" table:style-name="ce1">
            <text:p>Tennis/Squash</text:p>
          </table:table-cell>
          <table:table-cell office:value-type="float" office:value="11.431597708" table:style-name="ce1">
            <text:p>11.43159771</text:p>
          </table:table-cell>
          <table:table-cell office:value-type="float" office:value="47.266720216000103" table:style-name="ce1">
            <text:p>47.2667202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Landessportcenter Tirol</text:p>
          </table:table-cell>
          <table:table-cell office:value-type="string" table:style-name="ce1">
            <text:p>Olympiastraße 10a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131262" table:style-name="ce1">
            <text:p>11.41131262</text:p>
          </table:table-cell>
          <table:table-cell office:value-type="float" office:value="47.257194646000102" table:style-name="ce1">
            <text:p>47.25719465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Landessportcenter Tirol</text:p>
          </table:table-cell>
          <table:table-cell office:value-type="string" table:style-name="ce1">
            <text:p>Olympiastraße 10a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1579125000101" table:style-name="ce1">
            <text:p>11.41157913</text:p>
          </table:table-cell>
          <table:table-cell office:value-type="float" office:value="47.257183497" table:style-name="ce1">
            <text:p>47.2571835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ACT Fitness Studio Tivoli GmbH</text:p>
          </table:table-cell>
          <table:table-cell office:value-type="string" table:style-name="ce1">
            <text:p>Stadionstraße 1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412258996" table:style-name="ce1">
            <text:p>11.412259</text:p>
          </table:table-cell>
          <table:table-cell office:value-type="float" office:value="47.255910166" table:style-name="ce1">
            <text:p>47.25591017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Inn-Lauf-Meilen</text:p>
          </table:table-cell>
          <table:table-cell office:value-type="string" table:style-name="ce1">
            <text:p>Karwendel Brücke bis New-Orleans-Brücke</text:p>
          </table:table-cell>
          <table:table-cell office:value-type="string" table:style-name="ce1">
            <text:p>Fitnessparkour</text:p>
          </table:table-cell>
          <table:table-cell office:value-type="string" table:style-name="ce1">
            <text:p>Fitness/Klettern</text:p>
          </table:table-cell>
          <table:table-cell office:value-type="float" office:value="11.410334652000101" table:style-name="ce1">
            <text:p>11.41033465</text:p>
          </table:table-cell>
          <table:table-cell office:value-type="float" office:value="47.280359627000102" table:style-name="ce1">
            <text:p>47.28035963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Body and Soul</text:p>
          </table:table-cell>
          <table:table-cell office:value-type="string" table:style-name="ce1">
            <text:p>Mitterweg 16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76018038" table:style-name="ce1">
            <text:p>11.37601804</text:p>
          </table:table-cell>
          <table:table-cell office:value-type="float" office:value="47.259698566000097" table:style-name="ce1">
            <text:p>47.25969857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Happy Fitness</text:p>
          </table:table-cell>
          <table:table-cell office:value-type="string" table:style-name="ce1">
            <text:p>Mitterweg 21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376139863000001" table:style-name="ce1">
            <text:p>11.37613986</text:p>
          </table:table-cell>
          <table:table-cell office:value-type="float" office:value="47.258167994000097" table:style-name="ce1">
            <text:p>47.25816799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Sporthalle HTBLVA I Anichstraße</text:p>
          </table:table-cell>
          <table:table-cell office:value-type="string" table:style-name="ce1">
            <text:p>Anichstraße 26-2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8896967999999" table:style-name="ce1">
            <text:p>11.38889697</text:p>
          </table:table-cell>
          <table:table-cell office:value-type="float" office:value="47.265216564000099" table:style-name="ce1">
            <text:p>47.26521656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Sporthalle HTBLVA I Anichstraße</text:p>
          </table:table-cell>
          <table:table-cell office:value-type="string" table:style-name="ce1">
            <text:p>Anichstraße 26-2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9280768000001" table:style-name="ce1">
            <text:p>11.38928077</text:p>
          </table:table-cell>
          <table:table-cell office:value-type="float" office:value="47.2650228030001" table:style-name="ce1">
            <text:p>47.265022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Sporthalle ITV - Innsbrucker Turnverein</text:p>
          </table:table-cell>
          <table:table-cell office:value-type="string" table:style-name="ce1">
            <text:p>Fallmerayerstraße 12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15110360001" table:style-name="ce1">
            <text:p>11.39151104</text:p>
          </table:table-cell>
          <table:table-cell office:value-type="float" office:value="47.264069525000103" table:style-name="ce1">
            <text:p>47.2640695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porthalle ITV - Innsbrucker Turnverein</text:p>
          </table:table-cell>
          <table:table-cell office:value-type="string" table:style-name="ce1">
            <text:p>Fallmerayerstraße 12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12442970001" table:style-name="ce1">
            <text:p>11.3912443</text:p>
          </table:table-cell>
          <table:table-cell office:value-type="float" office:value="47.264029025000099" table:style-name="ce1">
            <text:p>47.2640290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porthalle VS Hötting</text:p>
          </table:table-cell>
          <table:table-cell office:value-type="string" table:style-name="ce1">
            <text:p>Schulgasse 4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59314210001" table:style-name="ce1">
            <text:p>11.38593142</text:p>
          </table:table-cell>
          <table:table-cell office:value-type="float" office:value="47.272308535999997" table:style-name="ce1">
            <text:p>47.27230854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Sporthalle VS Hötting</text:p>
          </table:table-cell>
          <table:table-cell office:value-type="string" table:style-name="ce1">
            <text:p>Schulgasse 4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59551200001" table:style-name="ce1">
            <text:p>11.38595512</text:p>
          </table:table-cell>
          <table:table-cell office:value-type="float" office:value="47.272107129000098" table:style-name="ce1">
            <text:p>47.2721071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Judozentrum Innsbruck</text:p>
          </table:table-cell>
          <table:table-cell office:value-type="string" table:style-name="ce1">
            <text:p>Franz-Fischer-Straße 7c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55461900001" table:style-name="ce1">
            <text:p>11.39554619</text:p>
          </table:table-cell>
          <table:table-cell office:value-type="float" office:value="47.258011899000103" table:style-name="ce1">
            <text:p>47.2580119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porthalle Akademisches Gymnasium Innsbruck</text:p>
          </table:table-cell>
          <table:table-cell office:value-type="string" table:style-name="ce1">
            <text:p>Angerzellgasse 14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6964829000099" table:style-name="ce1">
            <text:p>11.39696483</text:p>
          </table:table-cell>
          <table:table-cell office:value-type="float" office:value="47.268048199000098" table:style-name="ce1">
            <text:p>47.2680482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porthalle BG/BRG Sillgasse</text:p>
          </table:table-cell>
          <table:table-cell office:value-type="string" table:style-name="ce1">
            <text:p>Sillgasse 10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9071604" table:style-name="ce1">
            <text:p>11.3990716</text:p>
          </table:table-cell>
          <table:table-cell office:value-type="float" office:value="47.267338777000099" table:style-name="ce1">
            <text:p>47.2673387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City Squash and Fitness</text:p>
          </table:table-cell>
          <table:table-cell office:value-type="string" table:style-name="ce1">
            <text:p>Hunoldstraße 5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4061583180001" table:style-name="ce1">
            <text:p>11.40615832</text:p>
          </table:table-cell>
          <table:table-cell office:value-type="float" office:value="47.263404985000101" table:style-name="ce1">
            <text:p>47.26340499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City Squash and Fitness</text:p>
          </table:table-cell>
          <table:table-cell office:value-type="string" table:style-name="ce1">
            <text:p>Hunoldstraße 5</text:p>
          </table:table-cell>
          <table:table-cell office:value-type="string" table:style-name="ce1">
            <text:p>Squashhalle</text:p>
          </table:table-cell>
          <table:table-cell office:value-type="string" table:style-name="ce1">
            <text:p>Tennis/Squash</text:p>
          </table:table-cell>
          <table:table-cell office:value-type="float" office:value="11.405975241" table:style-name="ce1">
            <text:p>11.40597524</text:p>
          </table:table-cell>
          <table:table-cell office:value-type="float" office:value="47.263274858999999" table:style-name="ce1">
            <text:p>47.26327486</text:p>
          </table:table-cell>
          <table:table-cell office:value-type="string" table:style-name="ce1">
            <text:p>squash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porthalle BG/BRG Reithmannstraße</text:p>
          </table:table-cell>
          <table:table-cell office:value-type="string" table:style-name="ce1">
            <text:p>Reithmannstraße 1-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5523281" table:style-name="ce1">
            <text:p>11.41552328</text:p>
          </table:table-cell>
          <table:table-cell office:value-type="float" office:value="47.271303752999998" table:style-name="ce1">
            <text:p>47.27130375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porthalle BG/BRG Reithmannstraße</text:p>
          </table:table-cell>
          <table:table-cell office:value-type="string" table:style-name="ce1">
            <text:p>Reithmannstraße 1-3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15847872000001" table:style-name="ce1">
            <text:p>11.41584787</text:p>
          </table:table-cell>
          <table:table-cell office:value-type="float" office:value="47.270977765000097" table:style-name="ce1">
            <text:p>47.2709777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Body and Soul Women</text:p>
          </table:table-cell>
          <table:table-cell office:value-type="string" table:style-name="ce1">
            <text:p>Amraser-See-Straße 60</text:p>
          </table:table-cell>
          <table:table-cell office:value-type="string" table:style-name="ce1">
            <text:p>Fitnesscenter</text:p>
          </table:table-cell>
          <table:table-cell office:value-type="string" table:style-name="ce1">
            <text:p>Fitness/Klettern</text:p>
          </table:table-cell>
          <table:table-cell office:value-type="float" office:value="11.430664191000099" table:style-name="ce1">
            <text:p>11.43066419</text:p>
          </table:table-cell>
          <table:table-cell office:value-type="float" office:value="47.263464884000001" table:style-name="ce1">
            <text:p>47.26346488</text:p>
          </table:table-cell>
          <table:table-cell office:value-type="string" table:style-name="ce1">
            <text:p>fitness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Vereinsheim Arzl</text:p>
          </table:table-cell>
          <table:table-cell office:value-type="string" table:style-name="ce1">
            <text:p>Schusterbergweg 1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316947720001" table:style-name="ce1">
            <text:p>11.43169477</text:p>
          </table:table-cell>
          <table:table-cell office:value-type="float" office:value="47.281797462999997" table:style-name="ce1">
            <text:p>47.28179746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porthalle VS Pradl-Ost / Siegmairschule</text:p>
          </table:table-cell>
          <table:table-cell office:value-type="string" table:style-name="ce1">
            <text:p>Siegmairstraße 1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13361490001" table:style-name="ce1">
            <text:p>11.42133615</text:p>
          </table:table-cell>
          <table:table-cell office:value-type="float" office:value="47.264755999999998" table:style-name="ce1">
            <text:p>47.264756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Sporthalle VS Pradl-Ost / Siegmairschule</text:p>
          </table:table-cell>
          <table:table-cell office:value-type="string" table:style-name="ce1">
            <text:p>Siegmairstraße 1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4219029610001" table:style-name="ce1">
            <text:p>11.42190296</text:p>
          </table:table-cell>
          <table:table-cell office:value-type="float" office:value="47.263906571000099" table:style-name="ce1">
            <text:p>47.26390657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nnisclub IEV</text:p>
          </table:table-cell>
          <table:table-cell office:value-type="string" table:style-name="ce1">
            <text:p>Reichenauer Straße 144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26940380000101" table:style-name="ce1">
            <text:p>11.42694038</text:p>
          </table:table-cell>
          <table:table-cell office:value-type="float" office:value="47.273620145000102" table:style-name="ce1">
            <text:p>47.27362015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Sportanlage Hötting West</text:p>
          </table:table-cell>
          <table:table-cell office:value-type="string" table:style-name="ce1">
            <text:p>Franz-Baumann-Weg 8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3436060540001" table:style-name="ce1">
            <text:p>11.34360605</text:p>
          </table:table-cell>
          <table:table-cell office:value-type="float" office:value="47.266961315000103" table:style-name="ce1">
            <text:p>47.26696132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portanlage Hötting West</text:p>
          </table:table-cell>
          <table:table-cell office:value-type="string" table:style-name="ce1">
            <text:p>Franz-Baumann-Weg 8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43934906000101" table:style-name="ce1">
            <text:p>11.34393491</text:p>
          </table:table-cell>
          <table:table-cell office:value-type="float" office:value="47.2669642910001" table:style-name="ce1">
            <text:p>47.2669642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Sportanlage Hötting West</text:p>
          </table:table-cell>
          <table:table-cell office:value-type="string" table:style-name="ce1">
            <text:p>Franz-Baumann-Weg 8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343170125" table:style-name="ce1">
            <text:p>11.34317013</text:p>
          </table:table-cell>
          <table:table-cell office:value-type="float" office:value="47.266849645000001" table:style-name="ce1">
            <text:p>47.2668496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Sportanlage Hötting West</text:p>
          </table:table-cell>
          <table:table-cell office:value-type="string" table:style-name="ce1">
            <text:p>Franz-Baumann-Weg 8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344185265" table:style-name="ce1">
            <text:p>11.34418527</text:p>
          </table:table-cell>
          <table:table-cell office:value-type="float" office:value="47.266467701000103" table:style-name="ce1">
            <text:p>47.2664677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Sportanlage Hötting West</text:p>
          </table:table-cell>
          <table:table-cell office:value-type="string" table:style-name="ce1">
            <text:p>Franz-Baumann-Weg 8</text:p>
          </table:table-cell>
          <table:table-cell office:value-type="string" table:style-name="ce1">
            <text:p>Eislauf-/Beachvolleyballpl.</text:p>
          </table:table-cell>
          <table:table-cell office:value-type="string" table:style-name="ce1">
            <text:p>Funsport</text:p>
          </table:table-cell>
          <table:table-cell office:value-type="float" office:value="11.343895978999999" table:style-name="ce1">
            <text:p>11.34389598</text:p>
          </table:table-cell>
          <table:table-cell office:value-type="float" office:value="47.266431791999999" table:style-name="ce1">
            <text:p>47.26643179</text:p>
          </table:table-cell>
          <table:table-cell office:value-type="string" table:style-name="ce1">
            <text:p>eiskunstlauf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Tivoli Leichtathletikanlage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08388814" table:style-name="ce1">
            <text:p>11.40838881</text:p>
          </table:table-cell>
          <table:table-cell office:value-type="float" office:value="47.2557239060001" table:style-name="ce1">
            <text:p>47.25572391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Tivoli Leichtathletikanlage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Basketballplatz</text:p>
          </table:table-cell>
          <table:table-cell office:value-type="string" table:style-name="ce1">
            <text:p>Funsport</text:p>
          </table:table-cell>
          <table:table-cell office:value-type="float" office:value="11.408677918" table:style-name="ce1">
            <text:p>11.40867792</text:p>
          </table:table-cell>
          <table:table-cell office:value-type="float" office:value="47.256301967000098" table:style-name="ce1">
            <text:p>47.25630197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Tivoli Fußballplatz W1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08922687" table:style-name="ce1">
            <text:p>11.40892269</text:p>
          </table:table-cell>
          <table:table-cell office:value-type="float" office:value="47.255752135000101" table:style-name="ce1">
            <text:p>47.2557521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Tivoli Leichtathletikanlage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08411194000101" table:style-name="ce1">
            <text:p>11.40841119</text:p>
          </table:table-cell>
          <table:table-cell office:value-type="float" office:value="47.256241934000101" table:style-name="ce1">
            <text:p>47.25624193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Tivoli Leichtathletikanlage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087440660001" table:style-name="ce1">
            <text:p>11.40874407</text:p>
          </table:table-cell>
          <table:table-cell office:value-type="float" office:value="47.255183133000102" table:style-name="ce1">
            <text:p>47.25518313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Tivoli Leichtathletikanlage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09606960000101" table:style-name="ce1">
            <text:p>11.40960696</text:p>
          </table:table-cell>
          <table:table-cell office:value-type="float" office:value="47.255088891000099" table:style-name="ce1">
            <text:p>47.25508889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Tivoli Leichtathletikanlage</text:p>
          </table:table-cell>
          <table:table-cell office:value-type="string" table:style-name="ce1">
            <text:p>Stadionstraße 1, Zugang Wiesengasse</text:p>
          </table:table-cell>
          <table:table-cell office:value-type="string" table:style-name="ce1">
            <text:p>Leichtathletikanlage</text:p>
          </table:table-cell>
          <table:table-cell office:value-type="string" table:style-name="ce1">
            <text:p>Sonstiges</text:p>
          </table:table-cell>
          <table:table-cell office:value-type="float" office:value="11.408878288" table:style-name="ce1">
            <text:p>11.40887829</text:p>
          </table:table-cell>
          <table:table-cell office:value-type="float" office:value="47.255133800000102" table:style-name="ce1">
            <text:p>47.2551338</text:p>
          </table:table-cell>
          <table:table-cell office:value-type="string" table:style-name="ce1">
            <text:p>leichtathletik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pielplatz Tivoli</text:p>
          </table:table-cell>
          <table:table-cell office:value-type="string" table:style-name="ce1">
            <text:p>Olympia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80301110001" table:style-name="ce1">
            <text:p>11.40803011</text:p>
          </table:table-cell>
          <table:table-cell office:value-type="float" office:value="47.258603647000001" table:style-name="ce1">
            <text:p>47.2586036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pielplatz Tivoli</text:p>
          </table:table-cell>
          <table:table-cell office:value-type="string" table:style-name="ce1">
            <text:p>Olympiastraße</text:p>
          </table:table-cell>
          <table:table-cell office:value-type="string" table:style-name="ce1">
            <text:p>Streetballplatz</text:p>
          </table:table-cell>
          <table:table-cell office:value-type="string" table:style-name="ce1">
            <text:p>Funsport</text:p>
          </table:table-cell>
          <table:table-cell office:value-type="float" office:value="11.407496544000001" table:style-name="ce1">
            <text:p>11.40749654</text:p>
          </table:table-cell>
          <table:table-cell office:value-type="float" office:value="47.2585705810001" table:style-name="ce1">
            <text:p>47.25857058</text:p>
          </table:table-cell>
          <table:table-cell office:value-type="string" table:style-name="ce1">
            <text:p>basketball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Spielplatz Tivoli</text:p>
          </table:table-cell>
          <table:table-cell office:value-type="string" table:style-name="ce1">
            <text:p>Olympiastraß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75123600001" table:style-name="ce1">
            <text:p>11.40751236</text:p>
          </table:table-cell>
          <table:table-cell office:value-type="float" office:value="47.258430896999997" table:style-name="ce1">
            <text:p>47.258430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Freibad Gruberhof</text:p>
          </table:table-cell>
          <table:table-cell office:value-type="string" table:style-name="ce1">
            <text:p>Heiligwasserweg</text:p>
          </table:table-cell>
          <table:table-cell office:value-type="string" table:style-name="ce1">
            <text:p>Freibad</text:p>
          </table:table-cell>
          <table:table-cell office:value-type="string" table:style-name="ce1">
            <text:p>Schwimmen</text:p>
          </table:table-cell>
          <table:table-cell office:value-type="float" office:value="11.415301539" table:style-name="ce1">
            <text:p>11.41530154</text:p>
          </table:table-cell>
          <table:table-cell office:value-type="float" office:value="47.228429304000002" table:style-name="ce1">
            <text:p>47.2284293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Olympia Golf</text:p>
          </table:table-cell>
          <table:table-cell office:value-type="string" table:style-name="ce1">
            <text:p>Badhausstraße</text:p>
          </table:table-cell>
          <table:table-cell office:value-type="string" table:style-name="ce1">
            <text:p>Golfplatz</text:p>
          </table:table-cell>
          <table:table-cell office:value-type="string" table:style-name="ce1">
            <text:p>Golf/Minigolf</text:p>
          </table:table-cell>
          <table:table-cell office:value-type="float" office:value="11.424125162000101" table:style-name="ce1">
            <text:p>11.42412516</text:p>
          </table:table-cell>
          <table:table-cell office:value-type="float" office:value="47.224460827000001" table:style-name="ce1">
            <text:p>47.22446083</text:p>
          </table:table-cell>
          <table:table-cell office:value-type="string" table:style-name="ce1">
            <text:p>golf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Billard-Sport-Arena</text:p>
          </table:table-cell>
          <table:table-cell office:value-type="string" table:style-name="ce1">
            <text:p>Bachlechnerstraße 46</text:p>
          </table:table-cell>
          <table:table-cell office:value-type="string" table:style-name="ce1">
            <text:p>Billard</text:p>
          </table:table-cell>
          <table:table-cell office:value-type="string" table:style-name="ce1">
            <text:p>Sonstiges</text:p>
          </table:table-cell>
          <table:table-cell office:value-type="float" office:value="11.375669881" table:style-name="ce1">
            <text:p>11.37566988</text:p>
          </table:table-cell>
          <table:table-cell office:value-type="float" office:value="47.264522231999997" table:style-name="ce1">
            <text:p>47.26452223</text:p>
          </table:table-cell>
          <table:table-cell office:value-type="string" table:style-name="ce1">
            <text:p>billard</text:p>
          </table:table-cell>
          <table:table-cell table:number-columns-repeated="1637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At Charly´s Friends</text:p>
          </table:table-cell>
          <table:table-cell office:value-type="string" table:style-name="ce1">
            <text:p>Adamgasse 23</text:p>
          </table:table-cell>
          <table:table-cell office:value-type="string" table:style-name="ce1">
            <text:p>Billard</text:p>
          </table:table-cell>
          <table:table-cell office:value-type="string" table:style-name="ce1">
            <text:p>Sonstiges</text:p>
          </table:table-cell>
          <table:table-cell office:value-type="float" office:value="11.398642827000099" table:style-name="ce1">
            <text:p>11.39864283</text:p>
          </table:table-cell>
          <table:table-cell office:value-type="float" office:value="47.2608461720001" table:style-name="ce1">
            <text:p>47.26084617</text:p>
          </table:table-cell>
          <table:table-cell office:value-type="string" table:style-name="ce1">
            <text:p>billard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Pool Café</text:p>
          </table:table-cell>
          <table:table-cell office:value-type="string" table:style-name="ce1">
            <text:p>Müllerstraße 27</text:p>
          </table:table-cell>
          <table:table-cell office:value-type="string" table:style-name="ce1">
            <text:p>Billard</text:p>
          </table:table-cell>
          <table:table-cell office:value-type="string" table:style-name="ce1">
            <text:p>Sonstiges</text:p>
          </table:table-cell>
          <table:table-cell office:value-type="float" office:value="11.390696587000001" table:style-name="ce1">
            <text:p>11.39069659</text:p>
          </table:table-cell>
          <table:table-cell office:value-type="float" office:value="47.261066513000102" table:style-name="ce1">
            <text:p>47.26106651</text:p>
          </table:table-cell>
          <table:table-cell office:value-type="string" table:style-name="ce1">
            <text:p>billard</text:p>
          </table:table-cell>
          <table:table-cell table:number-columns-repeated="16376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Billardlokal Verein Little Pool Team Innsbruck</text:p>
          </table:table-cell>
          <table:table-cell office:value-type="string" table:style-name="ce1">
            <text:p>Reichenauer Straße 19</text:p>
          </table:table-cell>
          <table:table-cell office:value-type="string" table:style-name="ce1">
            <text:p>Billard</text:p>
          </table:table-cell>
          <table:table-cell office:value-type="string" table:style-name="ce1">
            <text:p>Sonstiges</text:p>
          </table:table-cell>
          <table:table-cell office:value-type="float" office:value="11.410479308999999" table:style-name="ce1">
            <text:p>11.41047931</text:p>
          </table:table-cell>
          <table:table-cell office:value-type="float" office:value="47.270304416000002" table:style-name="ce1">
            <text:p>47.27030442</text:p>
          </table:table-cell>
          <table:table-cell office:value-type="string" table:style-name="ce1">
            <text:p>billard</text:p>
          </table:table-cell>
          <table:table-cell table:number-columns-repeated="1637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Billardlokal Tiroler Pool Billard Trainingszentrum</text:p>
          </table:table-cell>
          <table:table-cell office:value-type="string" table:style-name="ce1">
            <text:p>Dörrstraße 51</text:p>
          </table:table-cell>
          <table:table-cell office:value-type="string" table:style-name="ce1">
            <text:p>Billard</text:p>
          </table:table-cell>
          <table:table-cell office:value-type="string" table:style-name="ce1">
            <text:p>Sonstiges</text:p>
          </table:table-cell>
          <table:table-cell office:value-type="float" office:value="11.437208898000099" table:style-name="ce1">
            <text:p>11.4372089</text:p>
          </table:table-cell>
          <table:table-cell office:value-type="float" office:value="47.278576049999998" table:style-name="ce1">
            <text:p>47.27857605</text:p>
          </table:table-cell>
          <table:table-cell office:value-type="string" table:style-name="ce1">
            <text:p>billard</text:p>
          </table:table-cell>
          <table:table-cell table:number-columns-repeated="16376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Billardlokal Verein BC Grand Prix Innsbruck</text:p>
          </table:table-cell>
          <table:table-cell office:value-type="string" table:style-name="ce1">
            <text:p>Innrain 102</text:p>
          </table:table-cell>
          <table:table-cell office:value-type="string" table:style-name="ce1">
            <text:p>Billard</text:p>
          </table:table-cell>
          <table:table-cell office:value-type="string" table:style-name="ce1">
            <text:p>Sonstiges</text:p>
          </table:table-cell>
          <table:table-cell office:value-type="float" office:value="11.3785402890001" table:style-name="ce1">
            <text:p>11.37854029</text:p>
          </table:table-cell>
          <table:table-cell office:value-type="float" office:value="47.257703544999998" table:style-name="ce1">
            <text:p>47.25770355</text:p>
          </table:table-cell>
          <table:table-cell office:value-type="string" table:style-name="ce1">
            <text:p>billard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WUB-Skatehalle</text:p>
          </table:table-cell>
          <table:table-cell office:value-type="string" table:style-name="ce1">
            <text:p>Matthias-Schmid-Straße 12</text:p>
          </table:table-cell>
          <table:table-cell office:value-type="string" table:style-name="ce1">
            <text:p>Skate-/Rollerbladehalle</text:p>
          </table:table-cell>
          <table:table-cell office:value-type="string" table:style-name="ce1">
            <text:p>Funsport</text:p>
          </table:table-cell>
          <table:table-cell office:value-type="float" office:value="11.414491172000099" table:style-name="ce1">
            <text:p>11.41449117</text:p>
          </table:table-cell>
          <table:table-cell office:value-type="float" office:value="47.277074831999997" table:style-name="ce1">
            <text:p>47.27707483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Sporthalle BORG Fallmerayerstraße</text:p>
          </table:table-cell>
          <table:table-cell office:value-type="string" table:style-name="ce1">
            <text:p>Fallmerayerstraße 7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3195389000001" table:style-name="ce1">
            <text:p>11.39319539</text:p>
          </table:table-cell>
          <table:table-cell office:value-type="float" office:value="47.263281974999998" table:style-name="ce1">
            <text:p>47.26328198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Minigolf Kranebitter Hof</text:p>
          </table:table-cell>
          <table:table-cell office:value-type="string" table:style-name="ce1">
            <text:p>Kranebitter Allee 203</text:p>
          </table:table-cell>
          <table:table-cell office:value-type="string" table:style-name="ce1">
            <text:p>Minigolfanlage</text:p>
          </table:table-cell>
          <table:table-cell office:value-type="string" table:style-name="ce1">
            <text:p>Golf/Minigolf</text:p>
          </table:table-cell>
          <table:table-cell office:value-type="float" office:value="11.328755366000101" table:style-name="ce1">
            <text:p>11.32875537</text:p>
          </table:table-cell>
          <table:table-cell office:value-type="float" office:value="47.262163218000097" table:style-name="ce1">
            <text:p>47.26216322</text:p>
          </table:table-cell>
          <table:table-cell office:value-type="string" table:style-name="ce1">
            <text:p>minigolf</text:p>
          </table:table-cell>
          <table:table-cell table:number-columns-repeated="16376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BMX-Dirtpark</text:p>
          </table:table-cell>
          <table:table-cell office:value-type="string" table:style-name="ce1">
            <text:p>Hans-Flöckinger-Promenade</text:p>
          </table:table-cell>
          <table:table-cell office:value-type="string" table:style-name="ce1">
            <text:p>Skate-/Rollerbladeplatz</text:p>
          </table:table-cell>
          <table:table-cell office:value-type="string" table:style-name="ce1">
            <text:p>Funsport</text:p>
          </table:table-cell>
          <table:table-cell office:value-type="float" office:value="11.347403165999999" table:style-name="ce1">
            <text:p>11.34740317</text:p>
          </table:table-cell>
          <table:table-cell office:value-type="float" office:value="47.254430536000001" table:style-name="ce1">
            <text:p>47.25443054</text:p>
          </table:table-cell>
          <table:table-cell office:value-type="string" table:style-name="ce1">
            <text:p>skateboard</text:p>
          </table:table-cell>
          <table:table-cell table:number-columns-repeated="1637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Spielplatz Sauerweinwiese</text:p>
          </table:table-cell>
          <table:table-cell office:value-type="string" table:style-name="ce1">
            <text:p>Kranebitterbodenweg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327870257000001" table:style-name="ce1">
            <text:p>11.32787026</text:p>
          </table:table-cell>
          <table:table-cell office:value-type="float" office:value="47.265324816000003" table:style-name="ce1">
            <text:p>47.2653248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Baggersee</text:p>
          </table:table-cell>
          <table:table-cell office:value-type="string" table:style-name="ce1">
            <text:p>Archenweg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44694706000099" table:style-name="ce1">
            <text:p>11.44469471</text:p>
          </table:table-cell>
          <table:table-cell office:value-type="float" office:value="47.264862426999997" table:style-name="ce1">
            <text:p>47.26486243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11110540001" table:style-name="ce1">
            <text:p>11.41111105</text:p>
          </table:table-cell>
          <table:table-cell office:value-type="float" office:value="47.226976379000099" table:style-name="ce1">
            <text:p>47.22697638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7497000001" table:style-name="ce1">
            <text:p>11.4107497</text:p>
          </table:table-cell>
          <table:table-cell office:value-type="float" office:value="47.227150528999999" table:style-name="ce1">
            <text:p>47.22715053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Tennis Park Club Igls</text:p>
          </table:table-cell>
          <table:table-cell office:value-type="string" table:style-name="ce1">
            <text:p>Patscher Straße 21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10933630000001" table:style-name="ce1">
            <text:p>11.41093363</text:p>
          </table:table-cell>
          <table:table-cell office:value-type="float" office:value="47.227060241000103" table:style-name="ce1">
            <text:p>47.22706024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Reitarena Innsbruck-Igls</text:p>
          </table:table-cell>
          <table:table-cell office:value-type="string" table:style-name="ce1">
            <text:p>Römerstraße 50</text:p>
          </table:table-cell>
          <table:table-cell office:value-type="string" table:style-name="ce1">
            <text:p>Reithalle</text:p>
          </table:table-cell>
          <table:table-cell office:value-type="string" table:style-name="ce1">
            <text:p>Sonstiges</text:p>
          </table:table-cell>
          <table:table-cell office:value-type="float" office:value="11.4276649290001" table:style-name="ce1">
            <text:p>11.42766493</text:p>
          </table:table-cell>
          <table:table-cell office:value-type="float" office:value="47.227584489999998" table:style-name="ce1">
            <text:p>47.22758449</text:p>
          </table:table-cell>
          <table:table-cell office:value-type="string" table:style-name="ce1">
            <text:p>reiten</text:p>
          </table:table-cell>
          <table:table-cell table:number-columns-repeated="1637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25270578999999" table:style-name="ce1">
            <text:p>11.42527058</text:p>
          </table:table-cell>
          <table:table-cell office:value-type="float" office:value="47.270409618000002" table:style-name="ce1">
            <text:p>47.27040962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4844019" table:style-name="ce1">
            <text:p>11.42484402</text:p>
          </table:table-cell>
          <table:table-cell office:value-type="float" office:value="47.270925102" table:style-name="ce1">
            <text:p>47.2709251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5856967000099" table:style-name="ce1">
            <text:p>11.42585697</text:p>
          </table:table-cell>
          <table:table-cell office:value-type="float" office:value="47.270902503999999" table:style-name="ce1">
            <text:p>47.270902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5647064" table:style-name="ce1">
            <text:p>11.42564706</text:p>
          </table:table-cell>
          <table:table-cell office:value-type="float" office:value="47.271165023999998" table:style-name="ce1">
            <text:p>47.27116502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5413233" table:style-name="ce1">
            <text:p>11.42541323</text:p>
          </table:table-cell>
          <table:table-cell office:value-type="float" office:value="47.271090244000099" table:style-name="ce1">
            <text:p>47.27109024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5204243000101" table:style-name="ce1">
            <text:p>11.42520424</text:p>
          </table:table-cell>
          <table:table-cell office:value-type="float" office:value="47.271023745999997" table:style-name="ce1">
            <text:p>47.27102375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Volkshaus Innsbruck Sportanlage</text:p>
          </table:table-cell>
          <table:table-cell office:value-type="string" table:style-name="ce1">
            <text:p>Radetzkystraße 47</text:p>
          </table:table-cell>
          <table:table-cell office:value-type="string" table:style-name="ce1">
            <text:p>Tennisplatz</text:p>
          </table:table-cell>
          <table:table-cell office:value-type="string" table:style-name="ce1">
            <text:p>Tennis/Squash</text:p>
          </table:table-cell>
          <table:table-cell office:value-type="float" office:value="11.4258715340001" table:style-name="ce1">
            <text:p>11.42587153</text:p>
          </table:table-cell>
          <table:table-cell office:value-type="float" office:value="47.271244270000103" table:style-name="ce1">
            <text:p>47.27124427</text:p>
          </table:table-cell>
          <table:table-cell office:value-type="string" table:style-name="ce1">
            <text:p>tennis</text:p>
          </table:table-cell>
          <table:table-cell table:number-columns-repeated="16376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allenbad Olympisches Dorf</text:p>
          </table:table-cell>
          <table:table-cell office:value-type="string" table:style-name="ce1">
            <text:p>Kugelfangweg 46</text:p>
          </table:table-cell>
          <table:table-cell office:value-type="string" table:style-name="ce1">
            <text:p>Hallenbad</text:p>
          </table:table-cell>
          <table:table-cell office:value-type="string" table:style-name="ce1">
            <text:p>Schwimmen</text:p>
          </table:table-cell>
          <table:table-cell office:value-type="float" office:value="11.446984774000001" table:style-name="ce1">
            <text:p>11.44698477</text:p>
          </table:table-cell>
          <table:table-cell office:value-type="float" office:value="47.269449412" table:style-name="ce1">
            <text:p>47.26944941</text:p>
          </table:table-cell>
          <table:table-cell office:value-type="string" table:style-name="ce1">
            <text:p>schwimmen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Spielplatz SOS - Kinderdorf</text:p>
          </table:table-cell>
          <table:table-cell office:value-type="string" table:style-name="ce1">
            <text:p>Hermann-Gmeiner-Straße 51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46448543000001" table:style-name="ce1">
            <text:p>11.44644854</text:p>
          </table:table-cell>
          <table:table-cell office:value-type="float" office:value="47.260432682000001" table:style-name="ce1">
            <text:p>47.26043268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Skigebiet Nordpark</text:p>
          </table:table-cell>
          <table:table-cell office:value-type="string" table:style-name="ce1">
            <text:p>Höhenstraße 145</text:p>
          </table:table-cell>
          <table:table-cell office:value-type="string" table:style-name="ce1">
            <text:p>Skigebiet</text:p>
          </table:table-cell>
          <table:table-cell office:value-type="string" table:style-name="ce1">
            <text:p>Wintersport</text:p>
          </table:table-cell>
          <table:table-cell office:value-type="float" office:value="11.379665803" table:style-name="ce1">
            <text:p>11.3796658</text:p>
          </table:table-cell>
          <table:table-cell office:value-type="float" office:value="47.307607107000102" table:style-name="ce1">
            <text:p>47.30760711</text:p>
          </table:table-cell>
          <table:table-cell office:value-type="string" table:style-name="ce1">
            <text:p>ski_alpin</text:p>
          </table:table-cell>
          <table:table-cell table:number-columns-repeated="16376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Sportanlage BHAK/BHAS Innsbruck</text:p>
          </table:table-cell>
          <table:table-cell office:value-type="string" table:style-name="ce1">
            <text:p>Karl-Schönherr-Straße 2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00411154" table:style-name="ce1">
            <text:p>11.40041115</text:p>
          </table:table-cell>
          <table:table-cell office:value-type="float" office:value="47.276106687000002" table:style-name="ce1">
            <text:p>47.27610669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portkegelbahn VS Fischerstraße</text:p>
          </table:table-cell>
          <table:table-cell office:value-type="string" table:style-name="ce1">
            <text:p>Franz-Fischer-Straße 38</text:p>
          </table:table-cell>
          <table:table-cell office:value-type="string" table:style-name="ce1">
            <text:p>Kegelbahn</text:p>
          </table:table-cell>
          <table:table-cell office:value-type="string" table:style-name="ce1">
            <text:p>Sporthalle</text:p>
          </table:table-cell>
          <table:table-cell office:value-type="float" office:value="11.389326457999999" table:style-name="ce1">
            <text:p>11.38932646</text:p>
          </table:table-cell>
          <table:table-cell office:value-type="float" office:value="47.258731539000102" table:style-name="ce1">
            <text:p>47.25873154</text:p>
          </table:table-cell>
          <table:table-cell office:value-type="string" table:style-name="ce1">
            <text:p>kegeln</text:p>
          </table:table-cell>
          <table:table-cell table:number-columns-repeated="1637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Sporthalle VS Fischerstraße</text:p>
          </table:table-cell>
          <table:table-cell office:value-type="string" table:style-name="ce1">
            <text:p>Franz-Fischer-Straße 38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92098260001" table:style-name="ce1">
            <text:p>11.38920983</text:p>
          </table:table-cell>
          <table:table-cell office:value-type="float" office:value="47.258870810000097" table:style-name="ce1">
            <text:p>47.25887081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Sportanlage Wiesengasse</text:p>
          </table:table-cell>
          <table:table-cell office:value-type="string" table:style-name="ce1">
            <text:p>Wiesengasse 60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14281176999999" table:style-name="ce1">
            <text:p>11.41428118</text:p>
          </table:table-cell>
          <table:table-cell office:value-type="float" office:value="47.255037139000102" table:style-name="ce1">
            <text:p>47.25503714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Sportanlage Wiesengasse</text:p>
          </table:table-cell>
          <table:table-cell office:value-type="string" table:style-name="ce1">
            <text:p>Wiesengasse 60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15211151000101" table:style-name="ce1">
            <text:p>11.41521115</text:p>
          </table:table-cell>
          <table:table-cell office:value-type="float" office:value="47.255194998" table:style-name="ce1">
            <text:p>47.25519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Sportanlage Wiesengasse</text:p>
          </table:table-cell>
          <table:table-cell office:value-type="string" table:style-name="ce1">
            <text:p>Wiesengasse 60</text:p>
          </table:table-cell>
          <table:table-cell office:value-type="string" table:style-name="ce1">
            <text:p>Fußballplatz</text:p>
          </table:table-cell>
          <table:table-cell office:value-type="string" table:style-name="ce1">
            <text:p>Fußball/Football</text:p>
          </table:table-cell>
          <table:table-cell office:value-type="float" office:value="11.416186258" table:style-name="ce1">
            <text:p>11.41618626</text:p>
          </table:table-cell>
          <table:table-cell office:value-type="float" office:value="47.255323281000102" table:style-name="ce1">
            <text:p>47.25532328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07587947" table:style-name="ce1">
            <text:p>11.40758795</text:p>
          </table:table-cell>
          <table:table-cell office:value-type="float" office:value="47.259712708000102" table:style-name="ce1">
            <text:p>47.25971271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Freibad Tivoli</text:p>
          </table:table-cell>
          <table:table-cell office:value-type="string" table:style-name="ce1">
            <text:p>Purtschellerstraße 1</text:p>
          </table:table-cell>
          <table:table-cell office:value-type="string" table:style-name="ce1">
            <text:p>Beachvolleyballplatz</text:p>
          </table:table-cell>
          <table:table-cell office:value-type="string" table:style-name="ce1">
            <text:p>Funsport</text:p>
          </table:table-cell>
          <table:table-cell office:value-type="float" office:value="11.4075475550001" table:style-name="ce1">
            <text:p>11.40754756</text:p>
          </table:table-cell>
          <table:table-cell office:value-type="float" office:value="47.259836321000101" table:style-name="ce1">
            <text:p>47.25983632</text:p>
          </table:table-cell>
          <table:table-cell office:value-type="string" table:style-name="ce1">
            <text:p>beachvollleyball</text:p>
          </table:table-cell>
          <table:table-cell table:number-columns-repeated="1637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Spielplatz Lodenareal</text:p>
          </table:table-cell>
          <table:table-cell office:value-type="string" table:style-name="ce1">
            <text:p>Lodenareal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19417733" table:style-name="ce1">
            <text:p>11.41941773</text:p>
          </table:table-cell>
          <table:table-cell office:value-type="float" office:value="47.277032946000098" table:style-name="ce1">
            <text:p>47.2770329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Spielplatz Kirchmayrgasse</text:p>
          </table:table-cell>
          <table:table-cell office:value-type="string" table:style-name="ce1">
            <text:p>Kirchmayrgasse</text:p>
          </table:table-cell>
          <table:table-cell office:value-type="string" table:style-name="ce1">
            <text:p>Sportplatz</text:p>
          </table:table-cell>
          <table:table-cell office:value-type="string" table:style-name="ce1">
            <text:p>Spielplatz</text:p>
          </table:table-cell>
          <table:table-cell office:value-type="float" office:value="11.4315380570001" table:style-name="ce1">
            <text:p>11.43153806</text:p>
          </table:table-cell>
          <table:table-cell office:value-type="float" office:value="47.259831751" table:style-name="ce1">
            <text:p>47.25983175</text:p>
          </table:table-cell>
          <table:table-cell office:value-type="string" table:style-name="ce1">
            <text:p>fussball</text:p>
          </table:table-cell>
          <table:table-cell table:number-columns-repeated="16376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Sporthalle VS Innere Stadt</text:p>
          </table:table-cell>
          <table:table-cell office:value-type="string" table:style-name="ce1">
            <text:p>Angerzellgasse 12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96121087999999" table:style-name="ce1">
            <text:p>11.39612109</text:p>
          </table:table-cell>
          <table:table-cell office:value-type="float" office:value="47.268115593000097" table:style-name="ce1">
            <text:p>47.26811559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Sporthalle SPZ Schule am Inn</text:p>
          </table:table-cell>
          <table:table-cell office:value-type="string" table:style-name="ce1">
            <text:p>Hutterweg 1a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818720370001" table:style-name="ce1">
            <text:p>11.38187204</text:p>
          </table:table-cell>
          <table:table-cell office:value-type="float" office:value="47.264592326000098" table:style-name="ce1">
            <text:p>47.26459233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Sporthalle BRG in der Au</text:p>
          </table:table-cell>
          <table:table-cell office:value-type="string" table:style-name="ce1">
            <text:p>Bachlechnerstraße 35</text:p>
          </table:table-cell>
          <table:table-cell office:value-type="string" table:style-name="ce1">
            <text:p>Sporthalle</text:p>
          </table:table-cell>
          <table:table-cell office:value-type="string" table:style-name="ce1">
            <text:p>Sporthalle</text:p>
          </table:table-cell>
          <table:table-cell office:value-type="float" office:value="11.37391287" table:style-name="ce1">
            <text:p>11.37391287</text:p>
          </table:table-cell>
          <table:table-cell office:value-type="float" office:value="47.264126185000102" table:style-name="ce1">
            <text:p>47.26412619</text:p>
          </table:table-cell>
          <table:table-cell office:value-type="string" table:style-name="ce1">
            <text:p>reckturnen</text:p>
          </table:table-cell>
          <table:table-cell table:number-columns-repeated="16376"/>
        </table:table-row>
        <table:table-row table:number-rows-repeated="10482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Robin Kohrs</meta:initial-creator>
    <dc:creator>robin</dc:creator>
    <meta:creation-date>2019-04-10T15:26:04Z</meta:creation-date>
    <dc:date>2019-04-10T16:35:21Z</dc:date>
    <meta:editing-duration>PT0S</meta:editing-duration>
  </office:meta>
</office:document-meta>
</file>